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480000009AF2447AB095C46293.png" manifest:media-type="image/png"/>
  <manifest:file-entry manifest:full-path="Pictures/10000000000001920000007D158DFD97ACAC93E6.png" manifest:media-type="image/png"/>
  <manifest:file-entry manifest:full-path="Pictures/10000000000003E90000033C99C6BE0EB07BBCC0.jpg" manifest:media-type="image/jpeg"/>
  <manifest:file-entry manifest:full-path="Pictures/10000001000002BC000001B6C3209C33C21C0875.png" manifest:media-type="image/png"/>
  <manifest:file-entry manifest:full-path="Pictures/1000000100000200000002009350D058BF61B5BC.png" manifest:media-type="image/png"/>
  <manifest:file-entry manifest:full-path="Pictures/1000000000000168000001680E1F0C991C10F1F5.png" manifest:media-type="image/png"/>
  <manifest:file-entry manifest:full-path="Pictures/1000000000000280000001909F5412D103B05323.jpg" manifest:media-type="image/jpeg"/>
  <manifest:file-entry manifest:full-path="Pictures/10000000000000EE000001329CE712F1597E603C.jpg" manifest:media-type="image/jpeg"/>
  <manifest:file-entry manifest:full-path="Pictures/100000010000028000000280D97A45C531B9B2F4.png" manifest:media-type="image/png"/>
  <manifest:file-entry manifest:full-path="Pictures/10000001000004B0000001D65DE9A0CB2DB4D6CA.png" manifest:media-type="image/png"/>
  <manifest:file-entry manifest:full-path="Pictures/10000000000000DE000000B263209C21C4030584.jpg" manifest:media-type="image/jpeg"/>
  <manifest:file-entry manifest:full-path="Pictures/TablePreview1.svm" manifest:media-type=""/>
  <manifest:file-entry manifest:full-path="Pictures/10000000000003E900000329A3A5DE2AF0E79EC3.jpg" manifest:media-type="image/jpeg"/>
  <manifest:file-entry manifest:full-path="Pictures/10000000000005A000000B40B0CEF182209BF1D0.png" manifest:media-type="image/png"/>
  <manifest:file-entry manifest:full-path="Pictures/10000000000005A000000B4084C51A3AF7CED32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Arial3" svg:font-family="Arial" style:font-family-generic="roman" style:font-pitch="variable"/>
    <style:font-face style:name="Calibri" svg:font-family="Calibri"/>
    <style:font-face style:name="Calibri1" svg:font-family="Calibri" style:font-pitch="variable"/>
    <style:font-face style:name="Calibri2" svg:font-family="Calibri"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微軟正黑體" svg:font-family="微軟正黑體" style:font-family-generic="swiss" style:font-pitch="variable"/>
    <style:font-face style:name="微軟正黑體1" svg:font-family="微軟正黑體" style:font-family-generic="system" style:font-pitch="variable"/>
    <style:font-face style:name="微軟正黑體2" svg:font-family="微軟正黑體" style:font-family-generic="modern" style:font-pitch="fixed"/>
    <style:font-face style:name="微軟正黑體3" svg:font-family="微軟正黑體" style:font-family-generic="modern" style:font-pitch="variable"/>
    <style:font-face style:name="微軟正黑體4" svg:font-family="微軟正黑體" style:font-pitch="variable"/>
    <style:font-face style:name="新細明體" svg:font-family="新細明體" style:font-family-generic="system" style:font-pitch="variable"/>
    <style:font-face style:name="新細明體1" svg:font-family="新細明體"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watermark" draw:luminance="0%" draw:contrast="0%" draw:gamma="100%" draw:red="0%" draw:green="0%" draw:blue="0%" fo:clip="rect(0cm, 0cm, 0cm, 0cm)" draw:image-opacity="100%" style:mirror="none"/>
    </style:style>
    <style:style style:name="gr2"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fill-color="#ff8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272cm, 6.177cm, 2.313cm, 6.265cm)" draw:image-opacity="100%" style:mirror="none"/>
    </style:style>
    <style:style style:name="gr7"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9" style:family="graphic" style:parent-style-name="standard" style:list-style-name="L3">
      <style:graphic-properties draw:stroke="solid" svg:stroke-width="0.071cm" svg:stroke-color="#ff8000" svg:stroke-linecap="butt" draw:fill="solid" draw:fill-color="#ea7500" draw:textarea-vertical-align="middle" draw:auto-grow-height="false" draw:fit-to-size="false" style:shrink-to-fit="false" fo:min-height="1.91cm" fo:min-width="2.906cm" fo:padding-top="0.125cm" fo:padding-bottom="0.125cm" fo:padding-left="0.25cm" fo:padding-right="0.25cm" fo:wrap-option="wrap"/>
      <style:paragraph-properties style:writing-mode="lr-tb"/>
    </style:style>
    <style:style style:name="gr10" style:family="graphic" style:parent-style-name="standard" style:list-style-name="L3">
      <style:graphic-properties draw:stroke="solid" svg:stroke-width="0.071cm" svg:stroke-color="#ff8000" svg:stroke-linecap="butt" draw:fill="solid" draw:fill-color="#ea7500" draw:textarea-vertical-align="middle" draw:auto-grow-height="false" draw:fit-to-size="false" style:shrink-to-fit="false" fo:min-height="1.91cm" fo:min-width="2.906cm" fo:padding-top="0.125cm" fo:padding-bottom="0.125cm" fo:padding-left="0.25cm" fo:padding-right="0.25cm" fo:wrap-option="wrap"/>
      <style:paragraph-properties style:writing-mode="lr-tb"/>
    </style:style>
    <style:style style:name="gr11" style:family="graphic" style:parent-style-name="standard" style:list-style-name="L3">
      <style:graphic-properties draw:stroke="solid" svg:stroke-width="0.071cm" svg:stroke-color="#ff8000" svg:stroke-linecap="butt" draw:fill="solid" draw:fill-color="#ea7500" draw:textarea-vertical-align="middle" draw:auto-grow-height="false" draw:fit-to-size="false" style:shrink-to-fit="false" fo:min-height="1.91cm" fo:min-width="2.906cm" fo:padding-top="0.125cm" fo:padding-bottom="0.125cm" fo:padding-left="0.25cm" fo:padding-right="0.25cm" fo:wrap-option="wrap"/>
      <style:paragraph-properties style:writing-mode="lr-tb"/>
    </style:style>
    <style:style style:name="gr12" style:family="graphic" style:parent-style-name="standard" style:list-style-name="L3">
      <style:graphic-properties draw:stroke="solid" svg:stroke-width="0.071cm" svg:stroke-color="#ff8000" svg:stroke-linecap="butt" draw:fill="solid" draw:fill-color="#ea7500" draw:textarea-vertical-align="middle" draw:auto-grow-height="false" draw:fit-to-size="false" style:shrink-to-fit="false" fo:min-height="1.91cm" fo:min-width="2.906cm" fo:padding-top="0.125cm" fo:padding-bottom="0.125cm" fo:padding-left="0.25cm" fo:padding-right="0.25cm" fo:wrap-option="wrap"/>
      <style:paragraph-properties style:writing-mode="lr-tb"/>
    </style:style>
    <style:style style:name="gr13" style:family="graphic" style:parent-style-name="standard" style:list-style-name="L3">
      <style:graphic-properties draw:stroke="solid" svg:stroke-width="0.071cm" svg:stroke-color="#ff8000" svg:stroke-linecap="butt" draw:fill="solid" draw:fill-color="#ea7500" draw:textarea-vertical-align="middle" draw:auto-grow-height="false" draw:fit-to-size="false" style:shrink-to-fit="false" fo:min-height="1.91cm" fo:min-width="2.906cm" fo:padding-top="0.125cm" fo:padding-bottom="0.125cm" fo:padding-left="0.25cm" fo:padding-right="0.25cm" fo:wrap-option="wrap"/>
      <style:paragraph-properties style:writing-mode="lr-tb"/>
    </style:style>
    <style:style style:name="gr14" style:family="graphic" style:parent-style-name="objectwithoutfill">
      <style:graphic-properties draw:stroke="solid" svg:stroke-width="0.159cm" svg:stroke-color="#ff8000" draw:marker-start-width="0.439cm" draw:marker-end-width="0.439cm" draw:fill="none" draw:textarea-vertical-align="middle" fo:padding-top="0.205cm" fo:padding-bottom="0.205cm" fo:padding-left="0.33cm" fo:padding-right="0.33cm"/>
    </style:style>
    <style:style style:name="gr15" style:family="graphic" style:parent-style-name="objectwithoutfill">
      <style:graphic-properties svg:stroke-width="0.159cm" svg:stroke-color="#ff8000" draw:marker-start-width="0.438cm" draw:marker-end-width="0.438cm" draw:fill="none" draw:textarea-vertical-align="middle" fo:padding-top="0.204cm" fo:padding-bottom="0.204cm" fo:padding-left="0.329cm" fo:padding-right="0.329cm"/>
    </style:style>
    <style:style style:name="gr16" style:family="graphic" style:parent-style-name="standard" style:list-style-name="L3">
      <style:graphic-properties draw:stroke="solid" svg:stroke-width="0.071cm" svg:stroke-color="#ff8000" svg:stroke-linecap="butt" draw:fill="solid" draw:fill-color="#ea75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3">
      <style:graphic-properties draw:stroke="solid" svg:stroke-width="0.071cm" svg:stroke-color="#ff8000" svg:stroke-linecap="butt" draw:fill="solid" draw:fill-color="#ea75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3">
      <style:graphic-properties draw:stroke="none" svg:stroke-width="0.071cm" svg:stroke-linecap="butt" draw:fill="solid" draw:fill-color="#ea75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3">
      <style:graphic-properties draw:stroke="none" svg:stroke-width="0.071cm" svg:stroke-linecap="butt" draw:fill="solid" draw:fill-color="#ea75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3">
      <style:graphic-properties draw:stroke="none" svg:stroke-width="0.071cm" svg:stroke-linecap="butt" draw:fill="solid" draw:fill-color="#ea75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3" style:family="graphic" style:parent-style-name="standard" style:list-style-name="L3">
      <style:graphic-properties draw:stroke="none" svg:stroke-width="0.071cm" svg:stroke-linecap="butt" draw:fill="solid" draw:fill-color="#ea75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673cm, 0cm, 2.376cm)" draw:image-opacity="100%" style:mirror="none"/>
    </style:style>
    <style:style style:name="gr25" style:family="graphic" style:parent-style-name="standard" style:list-style-name="L3">
      <style:graphic-properties draw:stroke="none" svg:stroke-width="0.071cm" svg:stroke-linecap="butt" draw:fill="solid" draw:fill-color="#ea75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212cm" svg:stroke-color="#ff8000" draw:marker-start="線條箭頭_20_1" draw:marker-start-width="0.617cm" draw:marker-end-width="0.517cm" draw:textarea-vertical-align="middle" fo:padding-top="0.23cm" fo:padding-bottom="0.23cm" fo:padding-left="0.355cm" fo:padding-right="0.355cm"/>
    </style:style>
    <style:style style:name="gr27" style:family="graphic" style:parent-style-name="objectwithoutfill">
      <style:graphic-properties svg:stroke-width="0.212cm" svg:stroke-color="#ff8000" draw:marker-start-width="0.518cm" draw:marker-end="線條箭頭_20_2" draw:marker-end-width="0.618cm" draw:fill="none" draw:textarea-vertical-align="middle" fo:padding-top="0.231cm" fo:padding-bottom="0.231cm" fo:padding-left="0.356cm" fo:padding-right="0.356cm"/>
    </style:style>
    <style:style style:name="gr28" style:family="graphic" style:parent-style-name="standard" style:list-style-name="L3">
      <style:graphic-properties draw:stroke="none" svg:stroke-width="0.071cm" svg:stroke-linecap="butt" draw:fill="solid" draw:fill-color="#ea7500" draw:textarea-vertical-align="middle" draw:auto-grow-height="false" draw:fit-to-size="false" style:shrink-to-fit="false" fo:min-height="1.006cm" fo:min-width="7.027cm" fo:padding-top="0.125cm" fo:padding-bottom="0.125cm" fo:padding-left="0.25cm" fo:padding-right="0.25cm" fo:wrap-option="wrap"/>
      <style:paragraph-properties style:writing-mode="lr-tb"/>
    </style:style>
    <style:style style:name="gr29" style:family="graphic" style:parent-style-name="standard" style:list-style-name="L3">
      <style:graphic-properties draw:stroke="none" svg:stroke-width="0.071cm" svg:stroke-linecap="butt" draw:fill="solid" draw:fill-color="#ea7500" draw:textarea-vertical-align="middle" draw:auto-grow-height="false" draw:fit-to-size="false" style:shrink-to-fit="false" fo:min-height="1.006cm" fo:min-width="7.027cm" fo:padding-top="0.125cm" fo:padding-bottom="0.125cm" fo:padding-left="0.25cm" fo:padding-right="0.25cm" fo:wrap-option="wrap"/>
      <style:paragraph-properties style:writing-mode="lr-tb"/>
    </style:style>
    <style:style style:name="gr30" style:family="graphic" style:parent-style-name="standard">
      <style:graphic-properties draw:stroke="solid" svg:stroke-width="0.071cm" svg:stroke-color="#ff8000" svg:stroke-linecap="butt"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graphic-properties draw:stroke="none" svg:stroke-width="0.071cm" svg:stroke-linecap="butt" draw:fill="solid" draw:fill-color="#ea75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graphic-properties draw:stroke="none" svg:stroke-width="0cm" draw:fill="none" draw:textarea-vertical-align="top" draw:auto-grow-height="false" fo:min-height="8.84cm" fo:min-width="29.619cm" fo:padding-top="0.125cm" fo:padding-bottom="0.125cm" fo:padding-left="0.25cm" fo:padding-right="0.25cm" fo:wrap-option="wrap" style:protect="position size"/>
    </style:style>
    <style:style style:name="gr33" style:family="graphic" style:parent-style-name="standard">
      <style:graphic-properties draw:stroke="none" svg:stroke-width="0cm" draw:fill="gradient" draw:fill-color="#ea7500" draw:fill-gradient-name="Gradient_20_5" draw:opacity="100%" draw:textarea-vertical-align="top" draw:auto-grow-height="false" fo:min-height="1.568cm" fo:min-width="27.183cm" fo:padding-top="0.125cm" fo:padding-bottom="0.125cm" fo:padding-left="0.25cm" fo:padding-right="0.25cm" fo:wrap-option="wrap" loext:glow-radius="0cm"/>
    </style:style>
    <style:style style:name="gr34" style:family="graphic" style:parent-style-name="standard" style:list-style-name="L3">
      <style:graphic-properties draw:stroke="none" svg:stroke-width="0cm" draw:fill="none" draw:textarea-vertical-align="bottom" draw:auto-grow-height="false" draw:fit-to-size="false" style:shrink-to-fit="false" fo:min-height="3.004cm" fo:min-width="4.576cm" fo:padding-top="0.316cm" fo:padding-bottom="0.316cm" fo:padding-left="0.316cm" fo:padding-right="0.316cm" fo:wrap-option="wrap">
        <style:columns fo:column-count="1" fo:column-gap="0.004cm">
          <style:column style:rel-width="65535*" fo:start-indent="0cm" fo:end-indent="0cm"/>
        </style:columns>
      </style:graphic-properties>
      <style:paragraph-properties style:writing-mode="lr-tb"/>
    </style:style>
    <style:style style:name="gr35" style:family="graphic" style:parent-style-name="standard">
      <style:graphic-properties draw:stroke="none" svg:stroke-width="0cm" draw:fill="solid" draw:fill-color="#ff0000" draw:textarea-vertical-align="top" draw:auto-grow-height="false" fo:min-height="0.392cm" fo:min-width="0.142cm" fo:padding-top="0.125cm" fo:padding-bottom="0.125cm" fo:padding-left="0.25cm" fo:padding-right="0.25cm" fo:wrap-option="wrap"/>
    </style:style>
    <style:style style:name="gr36" style:family="graphic" style:parent-style-name="standard" style:list-style-name="L3">
      <style:graphic-properties draw:stroke="none" svg:stroke-width="0cm" draw:fill="none" draw:textarea-vertical-align="top" draw:auto-grow-height="false" draw:fit-to-size="false" style:shrink-to-fit="false" fo:min-height="3.004cm" fo:min-width="4.576cm" fo:padding-top="0.316cm" fo:padding-bottom="0.316cm" fo:padding-left="0.316cm" fo:padding-right="0.316cm" fo:wrap-option="wrap">
        <style:columns fo:column-count="1" fo:column-gap="0.004cm">
          <style:column style:rel-width="65535*" fo:start-indent="0cm" fo:end-indent="0cm"/>
        </style:columns>
      </style:graphic-properties>
      <style:paragraph-properties style:writing-mode="lr-tb"/>
    </style:style>
    <style:style style:name="gr37" style:family="graphic" style:parent-style-name="standard">
      <style:graphic-properties draw:stroke="none" svg:stroke-width="0cm" draw:fill="solid" draw:fill-color="#ffff00" draw:textarea-vertical-align="top" draw:auto-grow-height="false" fo:min-height="0.392cm" fo:min-width="0.142cm" fo:padding-top="0.125cm" fo:padding-bottom="0.125cm" fo:padding-left="0.25cm" fo:padding-right="0.25cm" fo:wrap-option="wrap"/>
    </style:style>
    <style:style style:name="gr38" style:family="graphic" style:parent-style-name="standard" style:list-style-name="L3">
      <style:graphic-properties draw:stroke="none" svg:stroke-width="0cm" draw:fill="none" draw:textarea-vertical-align="bottom" draw:auto-grow-height="false" draw:fit-to-size="false" style:shrink-to-fit="false" fo:min-height="3.004cm" fo:min-width="4.576cm" fo:padding-top="0.316cm" fo:padding-bottom="0.316cm" fo:padding-left="0.316cm" fo:padding-right="0.316cm" fo:wrap-option="wrap">
        <style:columns fo:column-count="1" fo:column-gap="0.004cm">
          <style:column style:rel-width="65535*" fo:start-indent="0cm" fo:end-indent="0cm"/>
        </style:columns>
      </style:graphic-properties>
      <style:paragraph-properties style:writing-mode="lr-tb"/>
    </style:style>
    <style:style style:name="gr39" style:family="graphic" style:parent-style-name="standard">
      <style:graphic-properties draw:stroke="none" svg:stroke-width="0cm" draw:fill="solid" draw:fill-color="#1e6a39" draw:textarea-vertical-align="top" draw:auto-grow-height="false" fo:min-height="0.392cm" fo:min-width="0.142cm" fo:padding-top="0.125cm" fo:padding-bottom="0.125cm" fo:padding-left="0.25cm" fo:padding-right="0.25cm" fo:wrap-option="wrap"/>
    </style:style>
    <style:style style:name="gr40" style:family="graphic" style:parent-style-name="standard" style:list-style-name="L3">
      <style:graphic-properties draw:stroke="none" svg:stroke-width="0cm" draw:fill="none" draw:textarea-vertical-align="top" draw:auto-grow-height="false" draw:fit-to-size="false" style:shrink-to-fit="false" fo:min-height="3.004cm" fo:min-width="2.927cm" fo:padding-top="0.316cm" fo:padding-bottom="0.316cm" fo:padding-left="0.316cm" fo:padding-right="0.316cm" fo:wrap-option="wrap">
        <style:columns fo:column-count="1" fo:column-gap="0.004cm">
          <style:column style:rel-width="65535*" fo:start-indent="0cm" fo:end-indent="0cm"/>
        </style:columns>
      </style:graphic-properties>
      <style:paragraph-properties style:writing-mode="lr-tb"/>
    </style:style>
    <style:style style:name="gr41" style:family="graphic" style:parent-style-name="standard" style:list-style-name="L3">
      <style:graphic-properties draw:stroke="none" svg:stroke-width="0cm" draw:fill="none" draw:textarea-vertical-align="bottom" draw:auto-grow-height="false" draw:fit-to-size="false" style:shrink-to-fit="false" fo:min-height="3.004cm" fo:min-width="3.215cm" fo:padding-top="0.316cm" fo:padding-bottom="0.316cm" fo:padding-left="0.316cm" fo:padding-right="0.316cm" fo:wrap-option="wrap">
        <style:columns fo:column-count="1" fo:column-gap="0.004cm">
          <style:column style:rel-width="65535*" fo:start-indent="0cm" fo:end-indent="0cm"/>
        </style:columns>
      </style:graphic-properties>
      <style:paragraph-properties style:writing-mode="lr-tb"/>
    </style:style>
    <style:style style:name="gr42" style:family="graphic" style:parent-style-name="standard">
      <style:graphic-properties draw:stroke="none" svg:stroke-width="0cm" draw:fill="solid" draw:fill-color="#00a933" draw:textarea-vertical-align="top" draw:auto-grow-height="false" fo:min-height="0.392cm" fo:min-width="0.142cm" fo:padding-top="0.125cm" fo:padding-bottom="0.125cm" fo:padding-left="0.25cm" fo:padding-right="0.25cm" fo:wrap-option="wrap"/>
    </style:style>
    <style:style style:name="gr43" style:family="graphic" style:parent-style-name="standard">
      <style:graphic-properties svg:stroke-color="#ff972f" draw:fill-color="#ff972f" draw:textarea-horizontal-align="justify" draw:textarea-vertical-align="middle" draw:auto-grow-height="false" fo:min-height="0.654cm" fo:min-width="2.904cm"/>
      <style:paragraph-properties style:writing-mode="lr-tb"/>
    </style:style>
    <style:style style:name="gr44" style:family="graphic" style:parent-style-name="standard">
      <style:graphic-properties svg:stroke-color="#ff972f" draw:fill-color="#ff972f" draw:textarea-horizontal-align="justify" draw:textarea-vertical-align="middle" draw:auto-grow-height="false" fo:min-height="0.654cm" fo:min-width="4.024cm"/>
      <style:paragraph-properties style:writing-mode="lr-tb"/>
    </style:style>
    <style:style style:name="gr45" style:family="graphic" style:parent-style-name="standard">
      <style:graphic-properties svg:stroke-color="#ff972f" draw:fill-color="#ff972f" draw:textarea-horizontal-align="justify" draw:textarea-vertical-align="middle" draw:auto-grow-height="false" fo:min-height="0.654cm" fo:min-width="3.904cm"/>
      <style:paragraph-properties style:writing-mode="lr-tb"/>
    </style:style>
    <style:style style:name="gr46" style:family="graphic" style:parent-style-name="無填入也無線條的物件">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width="0.071cm" svg:stroke-linecap="butt" draw:fill="solid" draw:fill-color="#ff860d" draw:textarea-vertical-align="middle" draw:auto-grow-height="false" draw:fit-to-size="false" style:shrink-to-fit="false" fo:min-height="1.458cm" fo:min-width="7.226cm" fo:padding-top="0.125cm" fo:padding-bottom="0.125cm" fo:padding-left="0.25cm" fo:padding-right="0.25cm" fo:wrap-option="wrap"/>
      <style:paragraph-properties style:writing-mode="lr-tb"/>
    </style:style>
    <style:style style:name="gr48" style:family="graphic" style:parent-style-name="standard">
      <style:graphic-properties draw:stroke="solid" svg:stroke-width="0.071cm" svg:stroke-color="#ff8000" svg:stroke-linecap="butt" draw:fill="none" draw:textarea-vertical-align="middle" draw:auto-grow-height="false" draw:fit-to-size="false" style:shrink-to-fit="false" fo:min-height="1.333cm" fo:min-width="7.658cm" fo:padding-top="0.125cm" fo:padding-bottom="0.125cm" fo:padding-left="0.25cm" fo:padding-right="0.25cm" fo:wrap-option="wrap"/>
      <style:paragraph-properties style:writing-mode="lr-tb"/>
    </style:style>
    <style:style style:name="gr49" style:family="graphic" style:parent-style-name="standard">
      <style:graphic-properties draw:stroke="none" svg:stroke-width="0.071cm" svg:stroke-linecap="butt" draw:fill="solid" draw:fill-color="#ff8000" draw:textarea-vertical-align="middle" draw:auto-grow-height="false" draw:fit-to-size="false" style:shrink-to-fit="false" fo:min-height="1.458cm" fo:min-width="8.479cm" fo:padding-top="0.125cm" fo:padding-bottom="0.125cm" fo:padding-left="0.25cm" fo:padding-right="0.25cm" fo:wrap-option="wrap"/>
      <style:paragraph-properties style:writing-mode="lr-tb"/>
    </style:style>
    <style:style style:name="gr50" style:family="graphic" style:parent-style-name="standard">
      <style:graphic-properties draw:stroke="solid" svg:stroke-width="0.159cm" svg:stroke-color="#ff8000" svg:stroke-linecap="butt" draw:fill="none" draw:textarea-vertical-align="middle" draw:auto-grow-height="false" draw:fit-to-size="false" style:shrink-to-fit="false" fo:min-height="4.886cm" fo:min-width="10.082cm" fo:padding-top="0.125cm" fo:padding-bottom="0.125cm" fo:padding-left="0.25cm" fo:padding-right="0.25cm" fo:wrap-option="wrap"/>
      <style:paragraph-properties style:writing-mode="lr-tb"/>
    </style:style>
    <style:style style:name="gr51" style:family="graphic" style:parent-style-name="standard">
      <style:graphic-properties draw:stroke="solid" svg:stroke-width="0.212cm" svg:stroke-color="#ff8000" svg:stroke-linecap="butt" draw:fill="solid" draw:fill-color="#ff8000" draw:textarea-vertical-align="middle" draw:auto-grow-height="false" draw:fit-to-size="false" style:shrink-to-fit="false" fo:min-height="4.753cm" fo:min-width="9.73cm" fo:padding-top="0.125cm" fo:padding-bottom="0.125cm" fo:padding-left="0.25cm" fo:padding-right="0.25cm" fo:wrap-option="wrap"/>
      <style:paragraph-properties style:writing-mode="lr-tb"/>
    </style:style>
    <style:style style:name="gr52" style:family="graphic" style:parent-style-name="standard">
      <style:graphic-properties draw:stroke="solid" svg:stroke-width="0.159cm" svg:stroke-color="#ff8000" svg:stroke-linecap="butt" draw:fill="none" draw:textarea-vertical-align="middle" draw:auto-grow-height="false" draw:fit-to-size="false" style:shrink-to-fit="false" fo:min-height="6.97cm" fo:min-width="9.856cm" fo:padding-top="0.125cm" fo:padding-bottom="0.125cm" fo:padding-left="0.25cm" fo:padding-right="0.25cm" fo:wrap-option="wrap"/>
      <style:paragraph-properties style:writing-mode="lr-tb"/>
    </style:style>
    <style:style style:name="gr53" style:family="graphic" style:parent-style-name="standard">
      <style:graphic-properties draw:stroke="none" svg:stroke-width="0.071cm" svg:stroke-linecap="butt" draw:fill="solid" draw:fill-color="#ff8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BLANK-notes">
      <style:graphic-properties draw:fill-color="#ffffff" fo:min-height="13.364cm"/>
      <style:paragraph-properties style:writing-mode="lr-tb"/>
    </style:style>
    <style:style style:name="pr3"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SECTION_5f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SECTION_5f_HEADER-notes">
      <style:graphic-properties draw:fill-color="#ffffff" fo:min-height="11.429cm"/>
      <style:paragraph-properties style:writing-mode="lr-tb"/>
    </style:style>
    <style:style style:name="pr10" style:family="presentation" style:parent-style-name="SECTION_5f_HEADER-notes">
      <style:graphic-properties draw:fill-color="#ffffff" fo:min-height="13.364cm"/>
      <style:paragraph-properties style:writing-mode="lr-tb"/>
    </style:style>
    <style:style style:name="pr11"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4.772cm" style:use-optimal-column-width="false"/>
    </style:style>
    <style:style style:name="co2" style:family="table-column">
      <style:table-column-properties style:column-width="12.052cm" style:use-optimal-column-width="false"/>
    </style:style>
    <style:style style:name="ro1" style:family="table-row">
      <style:table-row-properties style:row-height="1.378cm" style:use-optimal-row-height="false"/>
    </style:style>
    <style:style style:name="ro2" style:family="table-row">
      <style:table-row-properties style:row-height="2.501cm" style:use-optimal-row-height="false"/>
    </style:style>
    <style:style style:name="ce1" style:family="table-cell">
      <loext:graphic-properties draw:fill="none" draw:textarea-vertical-align="top" fo:padding-top="0.127cm" fo:padding-bottom="0.127cm" fo:padding-left="0.254cm" fo:padding-right="0.254cm"/>
      <style:paragraph-properties fo:border="none"/>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ext-properties fo:color="#ff8000" loext:opacity="100%" fo:font-size="14pt" fo:background-color="#ea7500"/>
    </style:style>
    <style:style style:name="P3" style:family="paragraph">
      <loext:graphic-properties draw:fill="none" draw:fill-color="#ff8000"/>
      <style:paragraph-properties fo:text-align="start" style:writing-mode="lr-tb" style:font-independent-line-spacing="true"/>
      <style:text-properties fo:color="#ff8000" loext:opacity="100%" fo:font-size="14pt" fo:background-color="#ea7500"/>
    </style:style>
    <style:style style:name="P4" style:family="paragraph">
      <style:paragraph-properties fo:margin-left="0cm" fo:margin-right="0cm" fo:margin-top="0cm" fo:margin-bottom="0cm" fo:line-height="100%" fo:text-align="start" fo:text-indent="0cm" style:writing-mode="lr-tb"/>
      <style:text-properties fo:font-size="14pt"/>
    </style:style>
    <style:style style:name="P5" style:family="paragraph">
      <loext:graphic-properties draw:fill="none"/>
      <style:paragraph-properties fo:text-align="start" style:writing-mode="lr-tb"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text-properties fo:color="#ff8000" loext:opacity="100%" fo:font-size="14pt"/>
    </style:style>
    <style:style style:name="P7" style:family="paragraph">
      <loext:graphic-properties draw:fill="none"/>
      <style:paragraph-properties fo:text-align="start" style:writing-mode="lr-tb" style:font-independent-line-spacing="true"/>
      <style:text-properties fo:color="#ff8000" loext:opacity="100%" fo:font-size="14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P9"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0" style:family="paragraph">
      <loext:graphic-properties draw:fill="none"/>
      <style:paragraph-properties fo:text-align="center"/>
    </style:style>
    <style:style style:name="P11" style:family="paragraph">
      <loext:graphic-properties draw:fill-color="#ffffff"/>
      <style:paragraph-properties style:writing-mode="lr-tb"/>
    </style:style>
    <style:style style:name="P12" style:family="paragraph">
      <style:paragraph-properties fo:margin-left="0cm" fo:margin-right="0cm" fo:margin-top="0cm" fo:margin-bottom="0cm" fo:line-height="100%" fo:text-align="center" fo:text-indent="0cm" style:writing-mode="lr-tb"/>
      <style:text-properties fo:font-size="14pt"/>
    </style:style>
    <style:style style:name="P13" style:family="paragraph">
      <loext:graphic-properties draw:fill="solid" draw:fill-color="#ea7500"/>
      <style:paragraph-properties fo:margin-left="0cm" fo:margin-right="0cm" fo:margin-top="0cm" fo:margin-bottom="0cm" fo:line-height="100%" fo:text-align="center" fo:text-indent="0cm" style:writing-mode="lr-tb" style:font-independent-line-spacing="true"/>
      <style:text-properties fo:font-size="14pt"/>
    </style:style>
    <style:style style:name="P14" style:family="paragraph">
      <loext:graphic-properties draw:fill="solid" draw:fill-color="#ea7500"/>
      <style:paragraph-properties fo:margin-left="0cm" fo:margin-right="0cm" fo:margin-top="0cm" fo:margin-bottom="0cm" fo:line-height="100%" fo:text-align="start" fo:text-indent="0cm" style:writing-mode="lr-tb" style:font-independent-line-spacing="true"/>
      <style:text-properties fo:font-size="14pt"/>
    </style:style>
    <style:style style:name="P15"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14pt"/>
    </style:style>
    <style:style style:name="P16" style:family="paragraph">
      <style:paragraph-properties fo:margin-left="0cm" fo:margin-right="0cm" fo:margin-top="0cm" fo:margin-bottom="0cm" fo:line-height="150%" fo:text-align="start" fo:text-indent="0cm" style:punctuation-wrap="hanging" style:writing-mode="lr-tb">
        <style:tab-stops>
          <style:tab-stop style:position="0cm"/>
        </style:tab-stops>
      </style:paragraph-properties>
      <style:text-properties fo:font-size="14pt" fo:hyphenate="false"/>
    </style:style>
    <style:style style:name="P17" style:family="paragraph">
      <style:paragraph-properties fo:margin-left="0cm" fo:margin-right="0cm" fo:margin-top="0cm" fo:margin-bottom="0cm" fo:line-height="150%" fo:text-align="start" fo:text-indent="0cm" style:writing-mode="lr-tb"/>
      <style:text-properties fo:font-size="14pt"/>
    </style:style>
    <style:style style:name="P1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9" style:family="paragraph">
      <style:paragraph-properties fo:text-align="center"/>
    </style:style>
    <style:style style:name="P20" style:family="paragraph">
      <style:paragraph-properties fo:margin-left="0cm" fo:margin-right="0cm" fo:margin-top="0cm" fo:margin-bottom="0cm" fo:line-height="100%" fo:text-align="center" fo:text-indent="0cm" style:writing-mode="lr-tb"/>
      <style:text-properties fo:color="#ffffff" loext:opacity="100%" fo:font-size="16pt" style:font-size-asian="16pt" style:font-size-complex="16pt"/>
    </style:style>
    <style:style style:name="P21" style:family="paragraph">
      <loext:graphic-properties draw:fill="solid" draw:fill-color="#ea7500"/>
      <style:paragraph-properties fo:margin-left="0cm" fo:margin-right="0cm" fo:margin-top="0cm" fo:margin-bottom="0cm" fo:line-height="100%" fo:text-align="center" fo:text-indent="0cm" style:writing-mode="lr-tb" style:font-independent-line-spacing="true"/>
      <style:text-properties fo:color="#ffffff" loext:opacity="100%" fo:font-size="16pt" style:font-size-asian="16pt" style:font-size-complex="16pt"/>
    </style:style>
    <style:style style:name="P22" style:family="paragraph">
      <style:paragraph-properties fo:margin-left="0cm" fo:margin-right="0cm" fo:margin-top="0cm" fo:margin-bottom="0cm" fo:line-height="100%" fo:text-align="center" fo:text-indent="0cm" style:writing-mode="lr-tb"/>
      <style:text-properties fo:color="#ff8000" loext:opacity="100%" fo:font-size="14pt"/>
    </style:style>
    <style:style style:name="P23"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ff8000" loext:opacity="100%" fo:font-size="14pt"/>
    </style:style>
    <style:style style:name="P24" style:family="paragraph">
      <style:paragraph-properties fo:margin-left="0cm" fo:margin-right="0cm" fo:margin-top="0cm" fo:margin-bottom="0cm" fo:line-height="150%" fo:text-align="start" fo:text-indent="0cm" style:writing-mode="lr-tb"/>
    </style:style>
    <style:style style:name="P25" style:family="paragraph">
      <style:paragraph-properties fo:margin-left="0cm" fo:margin-right="0cm" fo:margin-top="0cm" fo:margin-bottom="0cm" fo:line-height="150%" fo:text-align="start" fo:text-indent="0cm" style:punctuation-wrap="hanging" style:writing-mode="lr-tb">
        <style:tab-stops>
          <style:tab-stop style:position="0cm"/>
        </style:tab-stops>
      </style:paragraph-properties>
      <style:text-properties fo:hyphenate="false"/>
    </style:style>
    <style:style style:name="P26" style:family="paragraph">
      <loext:graphic-properties draw:fill="gradient" draw:fill-color="#ea7500" draw:fill-gradient-name="Gradient_20_5" draw:opacity="100%"/>
      <style:paragraph-properties fo:text-align="start"/>
      <style:text-properties fo:font-size="18pt"/>
    </style:style>
    <style:style style:name="P27" style:family="paragraph">
      <style:paragraph-properties fo:margin-left="0cm" fo:margin-right="0cm" fo:margin-top="0cm" fo:margin-bottom="0cm" fo:line-height="150%" fo:text-align="center" fo:text-indent="0cm" style:writing-mode="lr-tb"/>
      <style:text-properties fo:font-size="14pt"/>
    </style:style>
    <style:style style:name="P28" style:family="paragraph">
      <loext:graphic-properties draw:fill="none"/>
      <style:paragraph-properties fo:margin-left="0cm" fo:margin-right="0cm" fo:margin-top="0cm" fo:margin-bottom="0cm" fo:line-height="150%" fo:text-align="center" fo:text-indent="0cm" style:writing-mode="lr-tb" style:font-independent-line-spacing="true"/>
      <style:text-properties fo:font-size="14pt"/>
    </style:style>
    <style:style style:name="P29" style:family="paragraph">
      <loext:graphic-properties draw:fill="solid" draw:fill-color="#ff0000"/>
      <style:paragraph-properties fo:text-align="start"/>
      <style:text-properties fo:font-size="18pt"/>
    </style:style>
    <style:style style:name="P30" style:family="paragraph">
      <loext:graphic-properties draw:fill="solid" draw:fill-color="#ffff00"/>
      <style:paragraph-properties fo:text-align="start"/>
      <style:text-properties fo:font-size="18pt"/>
    </style:style>
    <style:style style:name="P31" style:family="paragraph">
      <loext:graphic-properties draw:fill="solid" draw:fill-color="#1e6a39"/>
      <style:paragraph-properties fo:text-align="start"/>
      <style:text-properties fo:font-size="18pt"/>
    </style:style>
    <style:style style:name="P32" style:family="paragraph">
      <loext:graphic-properties draw:fill="solid" draw:fill-color="#00a933"/>
      <style:paragraph-properties fo:text-align="start"/>
      <style:text-properties fo:font-size="18pt"/>
    </style:style>
    <style:style style:name="P33" style:family="paragraph">
      <style:paragraph-properties fo:text-align="center"/>
      <style:text-properties fo:color="#ffffff" loext:opacity="100%"/>
    </style:style>
    <style:style style:name="P34" style:family="paragraph">
      <loext:graphic-properties draw:fill-color="#ff972f"/>
      <style:paragraph-properties fo:text-align="center"/>
      <style:text-properties fo:color="#ffffff" loext:opacity="100%" fo:font-size="12pt" style:font-size-asian="12pt" style:font-size-complex="12pt"/>
    </style:style>
    <style:style style:name="P35" style:family="paragraph">
      <loext:graphic-properties draw:fill="solid" draw:fill-color="#ff860d"/>
      <style:paragraph-properties fo:margin-left="0cm" fo:margin-right="0cm" fo:margin-top="0cm" fo:margin-bottom="0cm" fo:line-height="100%" fo:text-align="center" fo:text-indent="0cm" style:writing-mode="lr-tb" style:font-independent-line-spacing="true"/>
      <style:text-properties fo:font-size="14pt"/>
    </style:style>
    <style:style style:name="P36"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2pt" style:font-size-asian="14pt" style:font-size-complex="14pt"/>
    </style:style>
    <style:style style:name="P37" style:family="paragraph">
      <loext:graphic-properties draw:fill-color="#ffffff"/>
      <style:paragraph-properties style:writing-mode="lr-tb"/>
      <style:text-properties style:font-size-asian="20pt"/>
    </style:style>
    <style:style style:name="P38" style:family="paragraph">
      <style:paragraph-properties fo:margin-left="0cm" fo:margin-right="0cm" fo:margin-top="0cm" fo:margin-bottom="0cm" fo:line-height="100%" fo:text-align="center" fo:text-indent="0cm" style:writing-mode="lr-tb"/>
      <style:text-properties fo:color="#ff8000" loext:opacity="100%" fo:font-size="14pt" style:font-size-asian="18pt"/>
    </style:style>
    <style:style style:name="P39"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ff8000" loext:opacity="100%" fo:font-size="14pt" style:font-size-asian="18pt"/>
    </style:style>
    <style:style style:name="P40" style:family="paragraph">
      <style:paragraph-properties fo:margin-left="0cm" fo:margin-right="0cm" fo:margin-top="0cm" fo:margin-bottom="0cm" fo:line-height="100%" fo:text-align="center" fo:text-indent="0cm" style:writing-mode="lr-tb"/>
      <style:text-properties fo:font-size="14pt" style:font-size-asian="18pt"/>
    </style:style>
    <style:style style:name="P41" style:family="paragraph">
      <loext:graphic-properties draw:fill="solid" draw:fill-color="#ff8000"/>
      <style:paragraph-properties fo:margin-left="0cm" fo:margin-right="0cm" fo:margin-top="0cm" fo:margin-bottom="0cm" fo:line-height="100%" fo:text-align="center" fo:text-indent="0cm" style:writing-mode="lr-tb" style:font-independent-line-spacing="true"/>
      <style:text-properties fo:font-size="14pt" style:font-size-asian="18pt"/>
    </style:style>
    <style:style style:name="P42" style:family="paragraph">
      <loext:graphic-properties draw:fill="solid" draw:fill-color="#ff8000"/>
      <style:paragraph-properties fo:margin-left="0cm" fo:margin-right="0cm" fo:margin-top="0cm" fo:margin-bottom="0cm" fo:line-height="100%" fo:text-align="center" fo:text-indent="0cm" style:writing-mode="lr-tb" style:font-independent-line-spacing="true"/>
      <style:text-properties fo:font-size="14pt"/>
    </style:style>
    <style:style style:name="P43"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8000" loext:opacity="100%" fo:font-size="14pt"/>
    </style:style>
    <style:style style:name="P44" style:family="paragraph">
      <style:paragraph-properties fo:margin-left="0cm" fo:margin-right="0cm" fo:margin-top="0cm" fo:margin-bottom="0cm" fo:line-height="200%" fo:text-align="start" fo:text-indent="0cm" style:writing-mode="lr-tb"/>
      <style:text-properties fo:font-size="14pt"/>
    </style:style>
    <style:style style:name="P45"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T1" style:family="text">
      <style:text-properties fo:font-variant="normal" fo:text-transform="none" fo:color="#ff8000" loext:opacity="100%" style:text-line-through-style="none" style:text-line-through-type="none" style:text-position="0% 100%" style:font-name="Calibri2" fo:font-size="28pt" fo:letter-spacing="normal" fo:language="en" fo:country="US" fo:font-style="normal" style:text-underline-style="none" fo:font-weight="bold" fo:background-color="transparent" style:font-name-asian="微軟正黑體2" style:font-size-asian="28pt" style:language-asian="zh" style:country-asian="TW" style:font-style-asian="normal" style:font-weight-asian="bold" style:font-name-complex="Times New Roman" style:font-size-complex="28pt" style:font-style-complex="normal" style:font-weight-complex="bold"/>
    </style:style>
    <style:style style:name="T2" style:family="text">
      <style:text-properties fo:font-variant="normal" fo:text-transform="none" fo:color="#ff8000" loext:opacity="100%" style:text-line-through-style="none" style:text-line-through-type="none" style:text-position="0% 100%" style:font-name="Calibri2" fo:font-size="28pt" fo:letter-spacing="normal" fo:font-style="normal" style:text-underline-style="none" fo:font-weight="bold" fo:background-color="transparent" style:font-name-asian="微軟正黑體2" style:font-size-asian="28pt" style:language-asian="zh" style:country-asian="TW" style:font-style-asian="normal" style:font-weight-asian="bold" style:font-name-complex="Times New Roman" style:font-size-complex="28pt" style:font-style-complex="normal" style:font-weight-complex="bold"/>
    </style:style>
    <style:style style:name="T3" style:family="text">
      <style:text-properties fo:font-variant="normal" fo:text-transform="none" fo:color="#525252" loext:opacity="100%" style:text-line-through-style="none" style:text-line-through-type="none" style:text-position="0% 100%" style:font-name="Calibri2" fo:font-size="14pt" fo:letter-spacing="0.03cm" fo:font-style="normal" style:text-underline-style="none" fo:font-weight="bold" fo:background-color="transparent" style:font-name-asian="微軟正黑體2" style:font-size-asian="14pt" style:language-asian="zh" style:country-asian="TW" style:font-style-asian="normal" style:font-weight-asian="bold" style:font-name-complex="Times New Roman" style:font-size-complex="14pt" style:font-style-complex="normal" style:font-weight-complex="bold"/>
    </style:style>
    <style:style style:name="T4" style:family="text">
      <style:text-properties fo:font-variant="normal" fo:text-transform="none" fo:color="#525252" loext:opacity="100%" style:text-line-through-style="none" style:text-line-through-type="none" style:text-position="0% 100%" style:font-name="Calibri2" fo:font-size="14pt" fo:letter-spacing="normal" fo:language="en" fo:country="US" fo:font-style="normal" style:text-underline-style="none" fo:font-weight="bold" fo:background-color="transparent" style:font-name-asian="微軟正黑體2" style:font-size-asian="14pt" style:language-asian="zh" style:country-asian="TW" style:font-style-asian="normal" style:font-weight-asian="bold" style:font-name-complex="Times New Roman" style:font-size-complex="14pt" style:font-style-complex="normal" style:font-weight-complex="bold"/>
    </style:style>
    <style:style style:name="T5" style:family="text">
      <style:text-properties fo:font-variant="normal" fo:text-transform="none" fo:color="#ff8000" loext:opacity="100%" style:text-line-through-style="none" style:text-line-through-type="none" style:text-position="0% 100%" style:font-name="Calibri2" fo:font-size="28pt" fo:letter-spacing="normal" fo:language="en" fo:country="US" fo:font-style="normal" style:text-underline-style="none" fo:font-weight="bold" fo:background-color="transparent" style:font-name-asian="微軟正黑體2" style:font-size-asian="28pt" style:font-style-asian="normal" style:font-weight-asian="bold" style:font-name-complex="Times New Roman" style:font-size-complex="28pt" style:font-style-complex="normal" style:font-weight-complex="bold"/>
    </style:style>
    <style:style style:name="T6" style:family="text">
      <style:text-properties fo:font-variant="normal" fo:text-transform="none" fo:color="#888888"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微軟正黑體" fo:font-size="18pt" fo:letter-spacing="normal" fo:font-style="normal" style:text-underline-style="none" fo:font-weight="bold" fo:background-color="transparent" style:font-name-asian="微軟正黑體2" style:font-size-asian="18pt" style:language-asian="zh" style:country-asian="TW" style:font-style-asian="normal" style:font-weight-asian="bold" style:font-name-complex="Arial1" style:font-size-complex="18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微軟正黑體" fo:font-size="18pt" fo:letter-spacing="normal" fo:language="en" fo:country="US" fo:font-style="normal" style:text-underline-style="none" fo:font-weight="bold" fo:background-color="transparent" style:font-name-asian="微軟正黑體2" style:font-size-asian="18pt" style:font-style-asian="normal" style:font-weight-asian="bold" style:font-name-complex="Arial1" style:font-size-complex="18pt" style:font-style-complex="normal" style:font-weight-complex="bold"/>
    </style:style>
    <style:style style:name="T9" style:family="text">
      <style:text-properties fo:font-variant="normal" fo:text-transform="none" fo:color="#ff8000" loext:opacity="100%" style:text-line-through-style="none" style:text-line-through-type="none" style:text-position="0% 100%" style:font-name="Calibri2" fo:font-size="28pt" fo:letter-spacing="normal" fo:font-style="normal" style:text-underline-style="none" fo:font-weight="bold" fo:background-color="transparent" style:font-name-asian="微軟正黑體2" style:font-size-asian="28pt" style:language-asian="zh" style:country-asian="TW" style:font-style-asian="normal" style:font-weight-asian="bold" style:font-name-complex="Times New Roman" style:font-size-complex="28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Calibri2" fo:font-size="28pt" fo:letter-spacing="normal" fo:font-style="normal" style:text-underline-style="none" fo:font-weight="bold" fo:background-color="transparent" style:font-name-asian="微軟正黑體2" style:font-size-asian="28pt" style:language-asian="zh" style:country-asian="TW" style:font-style-asian="normal" style:font-weight-asian="bold" style:font-name-complex="Times New Roman" style:font-size-complex="28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Calibri2" fo:font-size="14pt" fo:letter-spacing="normal" fo:font-style="normal" style:text-underline-style="none" fo:font-weight="bold" fo:background-color="transparent" style:font-name-asian="微軟正黑體2" style:font-size-asian="14pt" style:language-asian="zh" style:country-asian="TW" style:font-style-asian="normal" style:font-weight-asian="bold" style:font-name-complex="Times New Roman" style:font-size-complex="14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Calibri" fo:font-size="14pt" fo:letter-spacing="normal" fo:font-style="normal" fo:text-shadow="none" style:text-underline-style="none" fo:font-weight="normal" style:letter-kerning="true" fo:background-color="transparent" style:font-name-asian="Calibri" style:font-size-asian="16pt" style:language-asian="zh" style:country-asian="TW" style:font-style-asian="normal" style:font-weight-asian="normal" style:font-name-complex="Calibri"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25252" loext:opacity="100%" style:text-outline="false" style:text-line-through-style="none" style:text-line-through-type="none" style:text-position="0% 100%" style:font-name="Calibri2" fo:font-size="14pt" fo:letter-spacing="0.03cm" fo:font-style="normal" fo:text-shadow="none" style:text-underline-style="none" fo:font-weight="bold" style:letter-kerning="true" fo:background-color="transparent" style:font-name-asian="微軟正黑體2" style:font-size-asian="16pt" style:language-asian="zh" style:country-asian="TW" style:font-style-asian="normal" style:font-weight-asian="bold" style:font-name-complex="Times New Roman" style:font-size-complex="16pt" style:font-style-complex="normal" style:font-weight-complex="bold" style:text-emphasize="none" style:font-relief="none" style:text-overline-style="none" style:text-overline-color="font-color"/>
    </style:style>
    <style:style style:name="T14" style:family="text">
      <style:text-properties fo:font-variant="normal" fo:text-transform="none" fo:color="#525252" loext:opacity="100%" style:text-line-through-style="none" style:text-line-through-type="none" style:text-position="0% 100%" style:font-name="Calibri2" fo:font-size="16pt" fo:letter-spacing="0.03cm" fo:language="en" fo:country="US" fo:font-style="normal" style:text-underline-style="none" fo:font-weight="bold" fo:background-color="transparent" style:font-name-asian="微軟正黑體2" style:font-size-asian="16pt" style:language-asian="zh" style:country-asian="TW" style:font-style-asian="normal" style:font-weight-asian="bold" style:font-name-complex="Times New Roman" style:font-size-complex="16pt" style:font-style-complex="normal" style:font-weight-complex="bold"/>
    </style:style>
    <style:style style:name="T15" style:family="text">
      <style:text-properties fo:font-variant="normal" fo:text-transform="none" fo:color="#525252" loext:opacity="100%" style:text-outline="false" style:text-line-through-style="none" style:text-line-through-type="none" style:text-position="0% 100%" style:font-name="Calibri2" fo:font-size="14pt" fo:letter-spacing="0.03cm" fo:language="en" fo:country="US" fo:font-style="normal" fo:text-shadow="none" style:text-underline-style="none" fo:font-weight="bold" style:letter-kerning="true" fo:background-color="transparent" style:font-name-asian="微軟正黑體2" style:font-size-asian="16pt" style:language-asian="zh" style:country-asian="TW" style:font-style-asian="normal" style:font-weight-asian="bold" style:font-name-complex="Times New Roman" style:font-size-complex="16pt" style:font-style-complex="normal" style:font-weight-complex="bold" style:text-emphasize="none" style:font-relief="none" style:text-overline-style="none" style:text-overline-color="font-color"/>
    </style:style>
    <style:style style:name="T16" style:family="text">
      <style:text-properties fo:font-variant="normal" fo:text-transform="none" fo:color="#525252" loext:opacity="100%" style:text-outline="false" style:text-line-through-style="none" style:text-line-through-type="none" style:text-position="0% 100%" style:font-name="Calibri2" fo:font-size="16pt" fo:letter-spacing="0.03cm" fo:language="en" fo:country="US" fo:font-style="normal" fo:text-shadow="none" style:text-underline-style="none" fo:font-weight="bold" style:letter-kerning="true" fo:background-color="transparent" style:font-name-asian="微軟正黑體2" style:font-size-asian="16pt" style:language-asian="zh" style:country-asian="TW" style:font-style-asian="normal" style:font-weight-asian="bold" style:font-name-complex="Times New Roman" style:font-size-complex="16pt" style:font-style-complex="normal" style:font-weight-complex="bold" style:text-emphasize="none" style:font-relief="none" style:text-overline-style="none" style:text-overline-color="font-color"/>
    </style:style>
    <style:style style:name="T17" style:family="text">
      <style:text-properties fo:font-variant="normal" fo:text-transform="none" fo:color="#525252" loext:opacity="100%" style:text-line-through-style="none" style:text-line-through-type="none" style:text-position="0% 100%" style:font-name="Calibri2" fo:font-size="16pt" fo:letter-spacing="0.03cm" fo:font-style="normal" style:text-underline-style="none" fo:font-weight="bold" fo:background-color="transparent" style:font-name-asian="微軟正黑體2" style:font-size-asian="16pt" style:language-asian="zh" style:country-asian="TW" style:font-style-asian="normal" style:font-weight-asian="bold" style:font-name-complex="Times New Roman" style:font-size-complex="16pt" style:font-style-complex="normal" style:font-weight-complex="bold"/>
    </style:style>
    <style:style style:name="T18" style:family="text">
      <style:text-properties fo:font-variant="normal" fo:text-transform="none" fo:color="#ffffff" loext:opacity="100%" style:text-line-through-style="none" style:text-line-through-type="none" style:text-position="0% 100%" style:font-name="Calibri2" fo:font-size="32pt" fo:letter-spacing="normal" fo:font-style="normal" style:text-underline-style="none" fo:font-weight="bold" fo:background-color="transparent" style:font-name-asian="微軟正黑體2" style:font-size-asian="32pt" style:language-asian="zh" style:country-asian="TW" style:font-style-asian="normal" style:font-weight-asian="bold" style:font-name-complex="Times New Roman" style:font-size-complex="32pt" style:font-style-complex="normal" style:font-weight-complex="bold"/>
    </style:style>
    <style:style style:name="T19" style:family="text">
      <style:text-properties fo:font-variant="normal" fo:text-transform="none" fo:color="#525252" loext:opacity="100%" style:text-line-through-style="none" style:text-line-through-type="none" style:text-position="0% 100%" style:font-name="Calibri2" fo:font-size="24pt" fo:letter-spacing="0.03cm" fo:language="en" fo:country="US" fo:font-style="normal" style:text-underline-style="none" fo:font-weight="bold" fo:background-color="transparent" style:font-name-asian="微軟正黑體2" style:font-size-asian="24pt" style:font-style-asian="normal" style:font-weight-asian="bold" style:font-name-complex="Times New Roman" style:font-size-complex="24pt" style:font-style-complex="normal" style:font-weight-complex="bold"/>
    </style:style>
    <style:style style:name="T20" style:family="text">
      <style:text-properties fo:font-variant="normal" fo:text-transform="none" fo:color="#ffffff" loext:opacity="100%" style:text-line-through-style="none" style:text-line-through-type="none" style:text-position="0% 100%" style:font-name="Calibri2" fo:font-size="16pt" fo:letter-spacing="normal" fo:font-style="normal" style:text-underline-style="none" fo:font-weight="bold" fo:background-color="transparent" style:font-name-asian="微軟正黑體2" style:font-size-asian="16pt" style:language-asian="zh" style:country-asian="TW" style:font-style-asian="normal" style:font-weight-asian="bold" style:font-name-complex="Times New Roman" style:font-size-complex="16pt" style:font-style-complex="normal" style:font-weight-complex="bold"/>
    </style:style>
    <style:style style:name="T21" style:family="text">
      <style:text-properties fo:font-variant="normal" fo:text-transform="none" fo:color="#ff8000" loext:opacity="100%" style:text-line-through-style="none" style:text-line-through-type="none" style:text-position="0% 100%" style:font-name="Calibri2" fo:font-size="24pt" fo:letter-spacing="normal" fo:font-style="normal" style:text-underline-style="none" fo:font-weight="bold" fo:background-color="transparent" style:font-name-asian="微軟正黑體2" style:font-size-asian="24pt" style:language-asian="zh" style:country-asian="TW" style:font-style-asian="normal" style:font-weight-asian="bold" style:font-name-complex="Times New Roman" style:font-size-complex="24pt" style:font-style-complex="normal" style:font-weight-complex="bold"/>
    </style:style>
    <style:style style:name="T22" style:family="text">
      <style:text-properties fo:font-variant="normal" fo:text-transform="none" fo:color="#525252" loext:opacity="100%" style:text-line-through-style="none" style:text-line-through-type="none" style:text-position="0% 100%" style:font-name="Calibri2" fo:font-size="16pt" fo:letter-spacing="0.03cm" fo:language="en" fo:country="US" fo:font-style="normal" style:text-underline-style="none" fo:font-weight="bold" fo:background-color="transparent" style:font-name-asian="微軟正黑體2" style:font-size-asian="16pt" style:font-style-asian="normal" style:font-weight-asian="bold" style:font-name-complex="Times New Roman" style:font-size-complex="16pt" style:font-style-complex="normal" style:font-weight-complex="bold"/>
    </style:style>
    <style:style style:name="T23" style:family="text">
      <style:text-properties fo:color="#ffffff" loext:opacity="100%" fo:font-size="12pt" style:font-size-asian="12pt" style:font-size-complex="12pt"/>
    </style:style>
    <style:style style:name="T24"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bold" fo:background-color="transparent" style:font-name-asian="微軟正黑體2" style:font-size-asian="32pt" style:font-style-asian="normal" style:font-weight-asian="bold" style:font-name-complex="Times New Roman" style:font-size-complex="32pt" style:font-style-complex="normal" style:font-weight-complex="bold"/>
    </style:style>
    <style:style style:name="T25" style:family="text">
      <style:text-properties fo:font-variant="normal" fo:text-transform="none" fo:color="#ff8000" loext:opacity="100%" style:text-outline="false" style:text-line-through-style="none" style:text-line-through-type="none" style:text-position="0% 100%" style:font-name="Calibri2" fo:font-size="40pt" fo:letter-spacing="normal" fo:language="en" fo:country="US" fo:font-style="normal" fo:text-shadow="none" style:text-underline-style="none" fo:font-weight="bold" style:letter-kerning="true" fo:background-color="transparent" style:font-name-asian="微軟正黑體2" style:font-size-asian="40pt" style:font-style-asian="normal" style:font-weight-asian="bold" style:font-name-complex="Times New Roman" style:font-size-complex="40pt" style:font-style-complex="normal" style:font-weight-complex="bold" style:text-emphasize="none" style:font-relief="none" style:text-overline-style="none" style:text-overline-color="font-color"/>
    </style:style>
    <style:style style:name="T26" style:family="text">
      <style:text-properties fo:font-variant="normal" fo:text-transform="none" fo:color="#ff8000" loext:opacity="100%" style:text-line-through-style="none" style:text-line-through-type="none" style:text-position="0% 100%" style:font-name="Calibri2" fo:font-size="24pt" fo:letter-spacing="normal" fo:language="en" fo:country="US" fo:font-style="normal" style:text-underline-style="none" fo:font-weight="bold" fo:background-color="transparent" style:font-name-asian="微軟正黑體2" style:font-size-asian="24pt" style:font-style-asian="normal" style:font-weight-asian="bold" style:font-name-complex="Times New Roman" style:font-size-complex="24pt" style:font-style-complex="normal" style:font-weight-complex="bold"/>
    </style:style>
    <style:style style:name="T27" style:family="text">
      <style:text-properties fo:font-variant="normal" fo:text-transform="none" fo:color="#ff8000" loext:opacity="100%" style:text-line-through-style="none" style:text-line-through-type="none" style:text-position="0% 100%" style:font-name="Calibri2" fo:font-size="14pt" fo:letter-spacing="normal" fo:language="en" fo:country="US" fo:font-style="normal" style:text-underline-style="none" fo:font-weight="bold" fo:background-color="transparent" style:font-name-asian="微軟正黑體2" style:font-size-asian="24pt" style:language-asian="zh" style:country-asian="TW" style:font-style-asian="normal" style:font-weight-asian="bold" style:font-name-complex="Times New Roman" style:font-size-complex="24pt" style:font-style-complex="normal" style:font-weight-complex="bold"/>
    </style:style>
    <style:style style:name="T28" style:family="text">
      <style:text-properties fo:font-variant="normal" fo:text-transform="none" fo:color="#ffffff" loext:opacity="100%" style:text-line-through-style="none" style:text-line-through-type="none" style:text-position="0% 100%" style:font-name="微軟正黑體" fo:font-size="24pt" fo:letter-spacing="normal" fo:language="en" fo:country="US" fo:font-style="normal" style:text-underline-style="none" fo:font-weight="bold" fo:background-color="transparent" style:font-name-asian="微軟正黑體2" style:font-size-asian="24pt" style:font-style-asian="normal" style:font-weight-asian="bold" style:font-name-complex="Arial1" style:font-size-complex="24pt" style:font-style-complex="normal" style:font-weight-complex="bold"/>
    </style:style>
    <style:style style:name="T29" style:family="text">
      <style:text-properties fo:font-variant="normal" fo:text-transform="none" fo:color="#ffffff" loext:opacity="100%" style:text-line-through-style="none" style:text-line-through-type="none" style:text-position="0% 100%" style:font-name="微軟正黑體" fo:font-size="24pt" fo:letter-spacing="normal" fo:language="en" fo:country="US" fo:font-style="normal" style:text-underline-style="none" fo:font-weight="bold" fo:background-color="transparent" style:font-name-asian="微軟正黑體2" style:font-size-asian="24pt" style:language-asian="zh" style:country-asian="TW" style:font-style-asian="normal" style:font-weight-asian="bold" style:font-name-complex="Arial1" style:font-size-complex="24pt" style:font-style-complex="normal" style:font-weight-complex="bold"/>
    </style:style>
    <style:style style:name="T30" style:family="text">
      <style:text-properties fo:font-variant="normal" fo:text-transform="none" fo:color="#ff8000" loext:opacity="100%" style:text-outline="false" style:text-line-through-style="none" style:text-line-through-type="none" style:text-position="0% 100%" style:font-name="Calibri2" fo:font-size="24pt" fo:letter-spacing="normal" fo:language="en" fo:country="US" fo:font-style="normal" fo:text-shadow="none" style:text-underline-style="none" fo:font-weight="bold" style:letter-kerning="true" fo:background-color="transparent" style:font-name-asian="微軟正黑體2" style:font-size-asian="24pt" style:font-style-asian="normal" style:font-weight-asian="bold" style:font-name-complex="Times New Roman" style:font-size-complex="24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8000" loext:opacity="100%" style:text-outline="false" style:text-line-through-style="none" style:text-line-through-type="none" style:text-position="0% 100%" style:font-name="Calibri2" fo:font-size="40pt" fo:letter-spacing="normal" fo:language="en" fo:country="US" fo:font-style="normal" fo:text-shadow="none" style:text-underline-style="none" fo:font-weight="bold" style:letter-kerning="true" fo:background-color="transparent" style:font-name-asian="微軟正黑體2" style:font-size-asian="24pt" style:font-style-asian="normal" style:font-weight-asian="bold" style:font-name-complex="Times New Roman" style:font-size-complex="24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8000" loext:opacity="100%" style:text-outline="false" style:text-line-through-style="none" style:text-line-through-type="none" style:text-position="0% 100%" style:font-name="Calibri2" fo:font-size="22pt" fo:letter-spacing="normal" fo:language="en" fo:country="US" fo:font-style="normal" fo:text-shadow="none" style:text-underline-style="none" fo:font-weight="bold" style:letter-kerning="true" fo:background-color="transparent" style:font-name-asian="微軟正黑體2" style:font-size-asian="22pt" style:font-style-asian="normal" style:font-weight-asian="bold" style:font-name-complex="Times New Roman" style:font-size-complex="22pt" style:font-style-complex="normal" style:font-weight-complex="bold" style:text-emphasize="none" style:font-relief="none" style:text-overline-style="none" style:text-overline-color="font-color"/>
    </style:style>
    <style:style style:name="T33" style:family="text">
      <style:text-properties fo:font-variant="normal" fo:text-transform="none" fo:color="#ff8000" loext:opacity="100%" style:text-outline="false" style:text-line-through-style="none" style:text-line-through-type="none" style:text-position="0% 100%" style:font-name="Calibri2" fo:font-size="28pt" fo:letter-spacing="normal" fo:language="en" fo:country="US" fo:font-style="normal" fo:text-shadow="none" style:text-underline-style="none" fo:font-weight="bold" style:letter-kerning="true" fo:background-color="transparent" style:font-name-asian="微軟正黑體2" style:font-size-asian="28pt" style:font-style-asian="normal" style:font-weight-asian="bold" style:font-name-complex="Times New Roman" style:font-size-complex="28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8000" loext:opacity="100%" style:text-outline="false" style:text-line-through-style="none" style:text-line-through-type="none" style:text-position="0% 100%" style:font-name="Calibri2" fo:font-size="14pt" fo:letter-spacing="normal" fo:language="en" fo:country="US" fo:font-style="normal" fo:text-shadow="none" style:text-underline-style="none" fo:font-weight="bold" style:letter-kerning="true" fo:background-color="transparent" style:font-name-asian="微軟正黑體2" style:font-size-asian="40pt" style:font-style-asian="normal" style:font-weight-asian="bold" style:font-name-complex="Times New Roman" style:font-size-complex="4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8000" loext:opacity="100%" style:text-outline="false" style:text-line-through-style="none" style:text-line-through-type="none" style:text-position="0% 100%" style:font-name="Calibri2" fo:font-size="14pt" fo:letter-spacing="normal" fo:language="en" fo:country="US" fo:font-style="normal" fo:text-shadow="none" style:text-underline-style="none" fo:font-weight="bold" style:letter-kerning="true" fo:background-color="transparent" style:font-name-asian="微軟正黑體2" style:font-size-asian="24pt" style:font-style-asian="normal" style:font-weight-asian="bold" style:font-name-complex="Times New Roman" style:font-size-complex="24pt" style:font-style-complex="normal" style:font-weight-complex="bold" style:text-emphasize="none" style:font-relief="none" style:text-overline-style="none" style:text-overline-color="font-color"/>
    </style:style>
    <style:style style:name="T36" style:family="text">
      <style:text-properties fo:font-variant="normal" fo:text-transform="none" fo:color="#525252" loext:opacity="100%" style:text-outline="false" style:text-line-through-style="none" style:text-line-through-type="none" style:text-position="0% 100%" style:font-name="Calibri2" fo:font-size="14pt" fo:letter-spacing="0.03cm" fo:font-style="normal" fo:text-shadow="none" style:text-underline-style="none" fo:font-weight="bold" style:letter-kerning="true" fo:background-color="transparent" style:font-name-asian="微軟正黑體2" style:font-size-asian="18pt" style:language-asian="zh" style:country-asian="TW" style:font-style-asian="normal" style:font-weight-asian="bold" style:font-name-complex="Times New Roman" style:font-size-complex="18pt" style:font-style-complex="normal" style:font-weight-complex="bold" style:text-emphasize="none" style:font-relief="none" style:text-overline-style="none" style:text-overline-color="font-color"/>
    </style:style>
    <style:style style:name="T37" style:family="text">
      <style:text-properties fo:font-variant="normal" fo:text-transform="none" fo:color="#525252" loext:opacity="100%" style:text-line-through-style="none" style:text-line-through-type="none" style:text-position="0% 100%" style:font-name="Calibri2" fo:font-size="18pt" fo:letter-spacing="0.03cm" fo:font-style="normal" style:text-underline-style="none" fo:font-weight="bold" fo:background-color="transparent" style:font-name-asian="微軟正黑體2" style:font-size-asian="18pt" style:language-asian="zh" style:country-asian="TW" style:font-style-asian="normal" style:font-weight-asian="bold" style:font-name-complex="Times New Roman" style:font-size-complex="18pt" style:font-style-complex="normal" style:font-weight-complex="bold"/>
    </style:style>
    <style:style style:name="T38" style:family="text">
      <style:text-properties fo:font-variant="normal" fo:text-transform="none" fo:color="#525252" loext:opacity="100%" style:text-line-through-style="none" style:text-line-through-type="none" style:text-position="0% 100%" style:font-name="Calibri2" fo:font-size="14pt" fo:letter-spacing="0.03cm" fo:font-style="normal" style:text-underline-style="none" fo:font-weight="bold" fo:background-color="transparent" style:font-name-asian="微軟正黑體2" style:font-size-asian="18pt" style:language-asian="zh" style:country-asian="TW" style:font-style-asian="normal" style:font-weight-asian="bold" style:font-name-complex="Times New Roman" style:font-size-complex="18pt" style:font-style-complex="normal" style:font-weight-complex="bold"/>
    </style:style>
    <style:style style:name="T39" style:family="text">
      <style:text-properties fo:font-variant="normal" fo:text-transform="none" fo:color="#ffffff" loext:opacity="100%" style:text-line-through-style="none" style:text-line-through-type="none" style:text-position="0% 100%" style:font-name="Calibri2" fo:font-size="60pt" fo:letter-spacing="normal" fo:language="en" fo:country="US" fo:font-style="normal" style:text-underline-style="none" fo:font-weight="bold" fo:background-color="transparent" style:font-name-asian="微軟正黑體2" style:font-size-asian="60pt" style:font-style-asian="normal" style:font-weight-asian="bold" style:font-name-complex="Times New Roman" style:font-size-complex="60pt" style:font-style-complex="normal" style:font-weight-complex="bold"/>
    </style:style>
    <style:style style:name="T40" style:family="text">
      <style:text-properties fo:font-variant="normal" fo:text-transform="none" fo:color="#ffffff" loext:opacity="100%" style:text-line-through-style="none" style:text-line-through-type="none" style:text-position="0% 100%" style:font-name="Calibri2" fo:font-size="60pt" fo:letter-spacing="normal" fo:language="en" fo:country="US" fo:font-style="normal" style:text-underline-style="none" fo:font-weight="bold" fo:background-color="transparent" style:font-name-asian="微軟正黑體2" style:font-size-asian="60pt" style:language-asian="zh" style:country-asian="TW" style:font-style-asian="normal" style:font-weight-asian="bold" style:font-name-complex="Times New Roman"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94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g draw:name="群組 9">
          <draw:frame draw:name="圖片 8" draw:style-name="gr1" draw:text-style-name="P1" draw:layer="layout" svg:width="33.059cm" svg:height="15.521cm" draw:transform="rotate (-3.14159265358979) translate (33.06cm 15.522cm)">
            <draw:image xlink:href="Pictures/10000001000001480000009AF2447AB095C46293.png" xlink:type="simple" xlink:show="embed" xlink:actuate="onLoad" draw:mime-type="image/png">
              <text:p/>
            </draw:image>
          </draw:frame>
          <draw:frame draw:name="圖片 6" draw:style-name="gr2" draw:text-style-name="P1" draw:layer="layout" svg:width="18.13cm" svg:height="0.854cm" svg:x="14.962cm" svg:y="17.658cm">
            <draw:image xlink:href="Pictures/10000000000001920000007D158DFD97ACAC93E6.png" xlink:type="simple" xlink:show="embed" xlink:actuate="onLoad" draw:mime-type="image/png">
              <text:p/>
            </draw:image>
          </draw:frame>
          <draw:frame draw:name="圖片 7" draw:style-name="gr2" draw:text-style-name="P1" draw:layer="layout" svg:width="16.412cm" svg:height="0.805cm" draw:transform="rotate (-1.5707963267949) translate (33.093cm 1.245cm)">
            <draw:image xlink:href="Pictures/10000000000001920000007D158DFD97ACAC93E6.png" xlink:type="simple" xlink:show="embed" xlink:actuate="onLoad" draw:mime-type="image/png">
              <text:p/>
            </draw:image>
          </draw:frame>
        </draw:g>
        <draw:custom-shape draw:name="矩形 1" draw:style-name="gr3" draw:text-style-name="P3" draw:layer="layout" svg:width="16.932cm" svg:height="2.619cm" svg:x="3.167cm" svg:y="4.469cm">
          <text:p text:style-name="P2"><text:span text:style-name="T1">LineBot</text:span><text:span text:style-name="T1">圖片</text:span><text:span text:style-name="T2">快搜</text:span><text:span text:style-name="T2">&amp;</text:span></text:p>
          <text:p text:style-name="P2"><text:span text:style-name="T2">PTT</text:span><text:span text:style-name="T2">討論串內容即時搜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 draw:style-name="gr4" draw:text-style-name="P5" draw:layer="layout" svg:width="16.932cm" svg:height="0.843cm" svg:x="3.167cm" svg:y="13.884cm">
          <text:p text:style-name="P4"><text:span text:style-name="T3">聯成電腦 學員</text:span><text:span text:style-name="T3">:</text:span><text:span text:style-name="T4">何昀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 draw:style-name="gr5" draw:text-style-name="P7" draw:layer="layout" svg:width="3.615cm" svg:height="1.436cm" svg:x="20.446cm" svg:y="6.38cm">
          <text:p text:style-name="P6"><text:span text:style-name="T5">Line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1" draw:layer="layout" svg:width="3.558cm" svg:height="4.099cm" svg:x="28.728cm" svg:y="13.886cm">
          <draw:image xlink:href="Pictures/10000001000002BC000001B6C3209C33C21C0875.png" xlink:type="simple" xlink:show="embed" xlink:actuate="onLoad" draw:mime-type="image/png">
            <text:p/>
          </draw:image>
          <svg:desc>简约蓝色背景ppt素材,高清图片,免费下载- 绘艺素材网</svg:desc>
        </draw:frame>
        <draw:frame draw:name="投影片編號版面配置區 10" presentation:style-name="pr1" draw:text-style-name="P9" draw:layer="layout" svg:width="7.619cm" svg:height="1.013cm" svg:x="23.918cm" svg:y="17.657cm" presentation:class="page-number" presentation:user-transformed="true">
          <draw:text-box>
            <text:p text:style-name="P8"><text:span text:style-name="T6"><text:page-number>13</text:page-number></text:span></text:p>
          </draw:text-box>
        </draw:frame>
        <draw:frame draw:style-name="gr7" draw:text-style-name="P10" draw:layer="layout" svg:width="8.024cm" svg:height="8.024cm" svg:x="19.976cm" svg:y="7.476cm">
          <draw:image xlink:href="Pictures/1000000000000168000001680E1F0C991C10F1F5.png" xlink:type="simple" xlink:show="embed" xlink:actuate="onLoad" draw:mime-type="image/png">
            <text:p/>
          </draw:image>
        </draw:frame>
        <presentation:notes draw:style-name="dp2">
          <draw:page-thumbnail draw:style-name="gr8"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BLANK">
        <draw:frame draw:name="圖片 22" draw:style-name="gr1" draw:text-style-name="P1" draw:layer="layout" svg:width="33.059cm" svg:height="15.521cm" draw:transform="rotate (-3.14159265358979) translate (33.059cm 15.521cm)">
          <draw:image xlink:href="Pictures/10000001000001480000009AF2447AB095C46293.png" xlink:type="simple" xlink:show="embed" xlink:actuate="onLoad" draw:mime-type="image/png">
            <text:p/>
          </draw:image>
        </draw:frame>
        <draw:g draw:name="群組 19">
          <draw:custom-shape draw:name="圓角矩形 10" draw:style-name="gr9" draw:text-style-name="P13" draw:layer="layout" svg:width="3.638cm" svg:height="2.392cm" svg:x="4.862cm" svg:y="12.7cm">
            <text:p text:style-name="P12"><text:span text:style-name="T7">自動化</text:span></text:p>
            <text:p text:style-name="P12"><text:span text:style-name="T7">爬蟲流程</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 11" draw:style-name="gr10" draw:text-style-name="P13" draw:layer="layout" svg:width="3.638cm" svg:height="2.392cm" svg:x="14.5cm" svg:y="12.808cm">
            <text:p text:style-name="P12"><text:span text:style-name="T8">LineB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 13" draw:style-name="gr11" draw:text-style-name="P13" draw:layer="layout" svg:width="3.638cm" svg:height="2.392cm" svg:x="23.662cm" svg:y="12.808cm">
            <text:p text:style-name="P12"><text:span text:style-name="T7">系統功能</text:span></text:p>
            <text:p text:style-name="P12"><text:span text:style-name="T7">展望</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 14" draw:style-name="gr12" draw:text-style-name="P13" draw:layer="layout" svg:width="3.638cm" svg:height="2.392cm" svg:x="11.362cm" svg:y="5.308cm">
            <text:p text:style-name="P12"><text:span text:style-name="T7">目的</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 15" draw:style-name="gr13" draw:text-style-name="P13" draw:layer="layout" svg:width="3.638cm" svg:height="2.392cm" svg:x="5cm" svg:y="5.2cm">
            <text:p text:style-name="P12"><text:span text:style-name="T7">動機</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style-name="gr14" draw:text-style-name="P10" draw:layer="layout" svg:x1="8.638cm" svg:y1="6.2cm" svg:x2="11.362cm" svg:y2="6.2cm">
            <text:p/>
          </draw:line>
          <draw:line draw:style-name="gr15" draw:text-style-name="P10" draw:layer="layout" svg:x1="26cm" svg:y1="7.7cm" svg:x2="6.5cm" svg:y2="12.7cm">
            <text:p/>
          </draw:line>
          <draw:line draw:style-name="gr15" draw:text-style-name="P10" draw:layer="layout" svg:x1="8.5cm" svg:y1="14.2cm" svg:x2="14.5cm" svg:y2="14.2cm">
            <text:p/>
          </draw:line>
          <draw:line draw:style-name="gr15" draw:text-style-name="P10" draw:layer="layout" svg:x1="18.138cm" svg:y1="14.2cm" svg:x2="23.862cm" svg:y2="14.2cm">
            <text:p/>
          </draw:line>
        </draw:g>
        <draw:custom-shape draw:name="矩形 21" draw:style-name="gr4" draw:text-style-name="P7" draw:layer="layout" svg:width="3.718cm" svg:height="1.436cm" svg:x="3.441cm" svg:y="1.517cm">
          <text:p text:style-name="P6"><text:span text:style-name="T9">目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圓角矩形 23" draw:style-name="gr16" draw:text-style-name="P13" draw:layer="layout" svg:width="3.638cm" svg:height="2.392cm" svg:x="23.662cm" svg:y="5.508cm">
          <text:p text:style-name="P12"><text:span text:style-name="T7">系統功能架構圖</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 24" draw:style-name="gr17" draw:text-style-name="P13" draw:layer="layout" svg:width="3.638cm" svg:height="2.392cm" svg:x="17.862cm" svg:y="5.5cm">
          <text:p text:style-name="P12"><text:span text:style-name="T7">開發環境</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投影片編號版面配置區 1" presentation:style-name="pr1" draw:text-style-name="P9" draw:layer="layout" svg:width="7.619cm" svg:height="1.013cm" svg:x="23.918cm" svg:y="17.657cm" presentation:class="page-number" presentation:user-transformed="true">
          <draw:text-box>
            <text:p text:style-name="P8"><text:span text:style-name="T6"><text:page-number>13</text:page-number></text:span></text:p>
          </draw:text-box>
        </draw:frame>
        <draw:line draw:style-name="gr15" draw:text-style-name="P10" draw:layer="layout" svg:x1="15cm" svg:y1="6.3cm" svg:x2="17.862cm" svg:y2="6.3cm">
          <text:p/>
        </draw:line>
        <draw:line draw:style-name="gr15" draw:text-style-name="P10" draw:layer="layout" svg:x1="21.5cm" svg:y1="6.4cm" svg:x2="24cm" svg:y2="6.4cm">
          <text:p/>
        </draw:line>
        <presentation:notes draw:style-name="dp2">
          <draw:page-thumbnail draw:style-name="gr8"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OBJECT" presentation:presentation-page-layout-name="AL2T11">
        <draw:g draw:name="群組 17">
          <draw:frame draw:name="圖片 18" draw:style-name="gr1" draw:text-style-name="P1" draw:layer="layout" svg:width="33.059cm" svg:height="15.521cm" draw:transform="rotate (-3.14159265358979) translate (33.526cm 15.51cm)">
            <draw:image xlink:href="Pictures/10000001000001480000009AF2447AB095C46293.png" xlink:type="simple" xlink:show="embed" xlink:actuate="onLoad" draw:mime-type="image/png">
              <text:p/>
            </draw:image>
          </draw:frame>
          <draw:frame draw:name="圖片 19" draw:style-name="gr2" draw:text-style-name="P1" draw:layer="layout" svg:width="18.13cm" svg:height="0.854cm" svg:x="15.428cm" svg:y="17.646cm">
            <draw:image xlink:href="Pictures/10000000000001920000007D158DFD97ACAC93E6.png" xlink:type="simple" xlink:show="embed" xlink:actuate="onLoad" draw:mime-type="image/png">
              <text:p/>
            </draw:image>
          </draw:frame>
          <draw:frame draw:name="圖片 20" draw:style-name="gr2" draw:text-style-name="P1" draw:layer="layout" svg:width="16.412cm" svg:height="0.805cm" draw:transform="rotate (-1.5707963267949) translate (33.559cm 1.233cm)">
            <draw:image xlink:href="Pictures/10000000000001920000007D158DFD97ACAC93E6.png" xlink:type="simple" xlink:show="embed" xlink:actuate="onLoad" draw:mime-type="image/png">
              <text:p/>
            </draw:image>
          </draw:frame>
        </draw:g>
        <draw:g draw:name="群組 14">
          <draw:custom-shape draw:name="圓角矩形 15" draw:style-name="gr18" draw:text-style-name="P14" draw:layer="layout" svg:width="6.524cm" svg:height="1.587cm" svg:x="17.806cm" svg:y="13.686cm">
            <text:p text:style-name="P4"><text:span text:style-name="T10"><text:s/></text:span><text:span text:style-name="T10">使用語言</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群組 11">
          <draw:custom-shape draw:name="圓角矩形 12" draw:style-name="gr19" draw:text-style-name="P13" draw:layer="layout" svg:width="4.967cm" svg:height="1.587cm" svg:x="17.806cm" svg:y="3.084cm">
            <text:p text:style-name="P4"><text:span text:style-name="T11"><text:s text:c="4"/></text:span><text:span text:style-name="T10">目的</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群組 7">
          <draw:custom-shape draw:name="圓角矩形 3" draw:style-name="gr20" draw:text-style-name="P13" draw:layer="layout" svg:width="4.967cm" svg:height="1.587cm" svg:x="3.441cm" svg:y="2.845cm">
            <text:p text:style-name="P4"><text:span text:style-name="T10"><text:s text:c="3"/></text:span><text:span text:style-name="T10">動機</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95;p2" draw:style-name="gr21" draw:text-style-name="P5" draw:layer="layout" svg:width="11.931cm" svg:height="12.421cm" svg:x="3.441cm" svg:y="4.671cm">
          <text:list text:style-name="L4">
            <text:list-header>
              <text:p text:style-name="P15"><text:span text:style-name="T12">　　</text:span><text:span text:style-name="T13">起初是因為個人興趣想幫自己弄一個</text:span></text:p>
              <text:p text:style-name="P15"><text:span text:style-name="T13">類似線上個人記事本的工具，但是又不想僅止於普通的線上記事本，如果只是一般線上記事本的功能那</text:span><text:span text:style-name="T13">line</text:span><text:span text:style-name="T13">現有功能已經能夠滿足，因此改成在</text:span><text:span text:style-name="T13">lineBot</text:span><text:span text:style-name="T13">上加上圖片搜尋功能</text:span><text:span text:style-name="T14">。</text:span></text:p>
            </text:list-header>
          </text:list>
          <text:list text:style-name="L5">
            <text:list-header>
              <text:p text:style-name="P16"><text:span text:style-name="T15"><text:s text:c="6"/></text:span><text:span text:style-name="T15">加上個人休閒時有看</text:span><text:span text:style-name="T15">Vtuber</text:span><text:span text:style-name="T15">有時喜歡看其他觀眾的閒聊，問題在閒聊空間侷限在</text:span><text:span text:style-name="T15">PTT</text:span><text:span text:style-name="T15">上有時想看一下還需要切換畫面，因此又幫</text:span><text:span text:style-name="T15">lineBot</text:span><text:span text:style-name="T15">追加了搜尋討論串最新</text:span><text:span text:style-name="T15">50</text:span><text:span text:style-name="T15">條留言的功能</text:span><text:span text:style-name="T16">。</text:span></text:p>
            </text:list-header>
          </text:list>
          <text:list text:style-name="L4">
            <text:list-header>
              <text:p text:style-name="P15"><text:span text:style-name="T1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2" draw:style-name="gr21" draw:text-style-name="P5" draw:layer="layout" svg:width="12.759cm" svg:height="8.365cm" svg:x="17.806cm" svg:y="4.671cm">
          <text:list text:style-name="L4">
            <text:list-item>
              <text:p text:style-name="P17"><text:span text:style-name="T13">使用</text:span><text:span text:style-name="T15">line</text:span><text:span text:style-name="T15">就能夠快速搜尋圖片</text:span><text:span text:style-name="T14">。</text:span></text:p>
            </text:list-item>
            <text:list-item>
              <text:p text:style-name="P17"><text:span text:style-name="T14">找到的圖片機器人會回傳在</text:span><text:span text:style-name="T14">line</text:span><text:span text:style-name="T14">上面</text:span></text:p>
              <text:p text:style-name="P17"><text:span text:style-name="T15">並且提供預覽</text:span><text:span text:style-name="T14">。</text:span></text:p>
            </text:list-item>
          </text:list>
          <text:list text:style-name="L5">
            <text:list-header>
              <text:p text:style-name="P15"><text:span text:style-name="T15">利用程式架在雲端的優勢在關鍵字搜尋時只有</text:span><text:span text:style-name="T15">lineBot</text:span><text:span text:style-name="T15">接收到搜尋請求，保障了個資，並且在程式碼重啟時每次的關鍵字請求都會被清除</text:span><text:span text:style-name="T14">。</text:span></text:p>
            </text:list-header>
            <text:list-item>
              <text:p text:style-name="P15"><text:span text:style-name="T14">追蹤</text:span><text:span text:style-name="T14">PTT</text:span><text:span text:style-name="T14">指定討論串的最新留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2" draw:style-name="gr22" draw:text-style-name="P5" draw:layer="layout" svg:width="12.759cm" svg:height="1.185cm" svg:x="17.806cm" svg:y="15.412cm">
          <text:list text:style-name="L6">
            <text:list-item>
              <text:p text:style-name="P4"><text:span text:style-name="T17">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1" draw:layer="layout" svg:width="3.558cm" svg:height="4.099cm" svg:x="28.728cm" svg:y="13.886cm">
          <draw:image xlink:href="Pictures/10000001000002BC000001B6C3209C33C21C0875.png" xlink:type="simple" xlink:show="embed" xlink:actuate="onLoad" draw:mime-type="image/png">
            <text:p/>
          </draw:image>
          <svg:desc>简约蓝色背景ppt素材,高清图片,免费下载- 绘艺素材网</svg:desc>
        </draw:frame>
        <draw:frame draw:name="投影片編號版面配置區 1" presentation:style-name="pr3" draw:text-style-name="P9" draw:layer="layout" svg:width="7.619cm" svg:height="1.013cm" svg:x="23.918cm" svg:y="17.657cm" presentation:class="page-number" presentation:user-transformed="true">
          <draw:text-box>
            <text:p text:style-name="P8"><text:span text:style-name="T6"><text:page-number>13</text:page-number></text:span></text:p>
          </draw:text-box>
        </draw:frame>
        <presentation:notes draw:style-name="dp3">
          <draw:frame draw:name="Google Shape;92;p2:notes" presentation:style-name="pr4" draw:text-style-name="P18" draw:layer="layout" svg:width="15.239cm" svg:height="11.429cm" svg:x="1.905cm" svg:y="12.065cm" presentation:class="notes" presentation:placeholder="true" presentation:user-transformed="true">
            <draw:text-box/>
          </draw:frame>
          <draw:page-thumbnail draw:name="Google Shape;93;p2:notes" draw:style-name="gr8" draw:layer="layout" svg:width="16.932cm" svg:height="9.524cm" svg:x="1.058cm" svg:y="1.905cm" draw:page-number="3" presentation:class="page"/>
        </presentation:notes>
      </draw:page>
      <draw:page draw:name="page4" draw:style-name="dp1" draw:master-page-name="OBJECT" presentation:presentation-page-layout-name="AL2T11">
        <draw:frame draw:name="圖片 10" draw:style-name="gr1" draw:text-style-name="P1" draw:layer="layout" svg:width="33.059cm" svg:height="15.521cm" draw:transform="rotate (-3.14159265358979) translate (33cm 15.496cm)">
          <draw:image xlink:href="Pictures/10000001000001480000009AF2447AB095C46293.png" xlink:type="simple" xlink:show="embed" xlink:actuate="onLoad" draw:mime-type="image/png">
            <text:p/>
          </draw:image>
        </draw:frame>
        <draw:custom-shape draw:name="圓角矩形 5" draw:style-name="gr23" draw:text-style-name="P13" draw:layer="layout" svg:width="9.163cm" svg:height="1.892cm" svg:x="1.461cm" svg:y="2.002cm">
          <text:p text:style-name="P12"><text:span text:style-name="T18">開發環境</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6;p2" draw:style-name="gr21" draw:text-style-name="P5" draw:layer="layout" svg:width="9.74cm" svg:height="6.351cm" svg:x="2.39cm" svg:y="5.002cm">
          <text:list text:style-name="L4">
            <text:list-item>
              <text:p text:style-name="P17"><text:span text:style-name="T19">Python</text:span></text:p>
            </text:list-item>
            <text:list-item>
              <text:p text:style-name="P17"><text:span text:style-name="T19">Flask</text:span></text:p>
            </text:list-item>
            <text:list-item>
              <text:p text:style-name="P17"><text:span text:style-name="T19">Linebot</text:span></text:p>
            </text:list-item>
            <text:list-item>
              <text:p text:style-name="P17"><text:span text:style-name="T19">Herok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 draw:layer="layout" svg:width="4.536cm" svg:height="4.536cm" svg:x="14.5cm" svg:y="3.464cm">
          <draw:image xlink:href="Pictures/100000010000028000000280D97A45C531B9B2F4.png" xlink:type="simple" xlink:show="embed" xlink:actuate="onLoad" draw:mime-type="image/png">
            <text:p/>
          </draw:image>
          <svg:desc>Python - 维基百科，自由的百科全书</svg:desc>
        </draw:frame>
        <draw:frame draw:name="Picture 4" draw:style-name="gr24" draw:text-style-name="P1" draw:layer="layout" svg:width="5.935cm" svg:height="5.285cm" svg:x="23cm" svg:y="9.215cm">
          <draw:image xlink:href="Pictures/1000000000000280000001909F5412D103B05323.jpg" xlink:type="simple" xlink:show="embed" xlink:actuate="onLoad" draw:mime-type="image/jpeg">
            <text:p/>
          </draw:image>
          <svg:desc>筆記] Heroku 佈署問題：如何將Git 的子資料夾專案推上雲端？ @地瓜大的飛翔旅程</svg:desc>
        </draw:frame>
        <draw:frame draw:name="Picture 6" draw:style-name="gr2" draw:text-style-name="P1" draw:layer="layout" svg:width="4.631cm" svg:height="4.631cm" svg:x="14.5cm" svg:y="9.5cm">
          <draw:image xlink:href="Pictures/1000000100000200000002009350D058BF61B5BC.png" xlink:type="simple" xlink:show="embed" xlink:actuate="onLoad" draw:mime-type="image/png">
            <text:p/>
          </draw:image>
          <svg:desc>創建自己的聊天機器人，使用LineBot+Python+Heroku - g919233的創作- 巴哈姆特</svg:desc>
        </draw:frame>
        <draw:frame draw:name="Picture 8" draw:style-name="gr2" draw:text-style-name="P1" draw:layer="layout" svg:width="10.191cm" svg:height="3.991cm" svg:x="21.768cm" svg:y="3.709cm">
          <draw:image xlink:href="Pictures/10000001000004B0000001D65DE9A0CB2DB4D6CA.png" xlink:type="simple" xlink:show="embed" xlink:actuate="onLoad" draw:mime-type="image/png">
            <text:p/>
          </draw:image>
          <svg:desc>Flask - 維基百科，自由的百科全書</svg:desc>
        </draw:frame>
        <draw:frame draw:name="投影片編號版面配置區 2" presentation:style-name="pr3" draw:text-style-name="P9" draw:layer="layout" svg:width="7.619cm" svg:height="1.013cm" svg:x="23.918cm" svg:y="17.657cm" presentation:class="page-number" presentation:user-transformed="true">
          <draw:text-box>
            <text:p text:style-name="P8"><text:span text:style-name="T6"><text:page-number>13</text:page-number></text:span></text:p>
          </draw:text-box>
        </draw:frame>
        <draw:frame draw:name="Picture 2" draw:style-name="gr6" draw:text-style-name="P1" draw:layer="layout" svg:width="3.558cm" svg:height="4.099cm" svg:x="1.092cm" svg:y="14.95cm">
          <draw:image xlink:href="Pictures/10000001000002BC000001B6C3209C33C21C0875.png" xlink:type="simple" xlink:show="embed" xlink:actuate="onLoad" draw:mime-type="image/png">
            <text:p/>
          </draw:image>
          <svg:desc>简约蓝色背景ppt素材,高清图片,免费下载- 绘艺素材网</svg:desc>
        </draw:frame>
        <presentation:notes draw:style-name="dp3">
          <draw:page-thumbnail draw:name="Google Shape;105;g120f1862246_0_6:notes" draw:style-name="gr8" draw:layer="layout" svg:width="16.932cm" svg:height="9.524cm" svg:x="1.058cm" svg:y="1.905cm" draw:page-number="4" presentation:class="page"/>
          <draw:frame draw:name="Google Shape;106;g120f1862246_0_6:notes" presentation:style-name="pr5" draw:text-style-name="P18" draw:layer="layout" svg:width="15.239cm" svg:height="11.429cm" svg:x="1.905cm" svg:y="12.065cm" presentation:class="notes" presentation:placeholder="true" presentation:user-transformed="true">
            <draw:text-box/>
          </draw:frame>
        </presentation:notes>
      </draw:page>
      <draw:page draw:name="page5" draw:style-name="dp1" draw:master-page-name="OBJECT" presentation:presentation-page-layout-name="AL2T11">
        <draw:custom-shape draw:name="圓角矩形 5" draw:style-name="gr25" draw:text-style-name="P13" draw:layer="layout" svg:width="9.163cm" svg:height="1.892cm" svg:x="1.461cm" svg:y="2.002cm">
          <text:p text:style-name="P12"><text:span text:style-name="T18">系統功能架構圖</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投影片編號版面配置區 22" presentation:style-name="pr3" draw:text-style-name="P9" draw:layer="layout" svg:width="7.619cm" svg:height="1.013cm" svg:x="23.918cm" svg:y="17.657cm" presentation:class="page-number" presentation:user-transformed="true">
          <draw:text-box>
            <text:p text:style-name="P8"><text:span text:style-name="T6"><text:page-number>13</text:page-number></text:span></text:p>
          </draw:text-box>
        </draw:frame>
        <draw:frame draw:style-name="gr7" draw:text-style-name="P10" draw:layer="layout" svg:width="6.296cm" svg:height="8.095cm" svg:x="5.704cm" svg:y="5cm">
          <draw:image xlink:href="Pictures/10000000000000EE000001329CE712F1597E603C.jpg" xlink:type="simple" xlink:show="embed" xlink:actuate="onLoad" draw:mime-type="image/jpeg">
            <text:p/>
          </draw:image>
        </draw:frame>
        <draw:frame draw:style-name="gr7" draw:text-style-name="P10" draw:layer="layout" svg:width="5.873cm" svg:height="4.709cm" svg:x="20.5cm" svg:y="7.291cm">
          <draw:image xlink:href="Pictures/10000000000000DE000000B263209C21C4030584.jpg" xlink:type="simple" xlink:show="embed" xlink:actuate="onLoad" draw:mime-type="image/jpeg">
            <text:p/>
          </draw:image>
        </draw:frame>
        <draw:line draw:style-name="gr26" draw:text-style-name="P19" draw:layer="layout" svg:x1="11.7cm" svg:y1="8.5cm" svg:x2="20.7cm" svg:y2="8.5cm">
          <text:p/>
        </draw:line>
        <draw:line draw:style-name="gr27" draw:text-style-name="P10" draw:layer="layout" svg:x1="11.7cm" svg:y1="10.5cm" svg:x2="20.7cm" svg:y2="10.5cm">
          <text:p/>
        </draw:line>
        <draw:custom-shape draw:name="圓角矩形 1" draw:style-name="gr28" draw:text-style-name="P21" draw:layer="layout" svg:width="7.663cm" svg:height="1.392cm" svg:x="13.037cm" svg:y="6.9cm">
          <text:p text:style-name="P20"><text:span text:style-name="T20">向系統輸入關鍵字或網址</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 2" draw:style-name="gr29" draw:text-style-name="P21" draw:layer="layout" svg:width="7.663cm" svg:height="1.392cm" svg:x="11.737cm" svg:y="10.7cm">
          <text:p text:style-name="P20"><text:span text:style-name="T20">向</text:span><text:span text:style-name="T20">LineBot</text:span><text:span text:style-name="T20">回傳圖片或留言</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Google Shape;105;g120f1862246_0_6:notes" draw:style-name="gr8" draw:layer="layout" svg:width="16.932cm" svg:height="9.524cm" svg:x="1.058cm" svg:y="1.905cm" draw:page-number="5" presentation:class="page"/>
          <draw:frame draw:name="Google Shape;106;g120f1862246_0_6:notes" presentation:style-name="pr6" draw:text-style-name="P18" draw:layer="layout" svg:width="15.239cm" svg:height="11.429cm" svg:x="1.905cm" svg:y="12.065cm" presentation:class="notes" presentation:placeholder="true" presentation:user-transformed="true">
            <draw:text-box/>
          </draw:frame>
        </presentation:notes>
      </draw:page>
      <draw:page draw:name="page6" draw:style-name="dp1" draw:master-page-name="OBJECT" presentation:presentation-page-layout-name="AL2T11">
        <draw:frame draw:name="圖片 10" draw:style-name="gr1" draw:text-style-name="P1" draw:layer="layout" svg:width="33.059cm" svg:height="15.521cm" draw:transform="rotate (-3.14159265358979) translate (33.059cm 15.521cm)">
          <draw:image xlink:href="Pictures/10000001000001480000009AF2447AB095C46293.png" xlink:type="simple" xlink:show="embed" xlink:actuate="onLoad" draw:mime-type="image/png">
            <text:p/>
          </draw:image>
        </draw:frame>
        <draw:custom-shape draw:name="圓角矩形 6" draw:style-name="gr30" draw:text-style-name="P23" draw:layer="layout" svg:width="8.328cm" svg:height="1.753cm" svg:x="1.662cm" svg:y="3.566cm">
          <text:p text:style-name="P22"><text:span text:style-name="T21">資料擷取流程</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 5" draw:style-name="gr31" draw:text-style-name="P13" draw:layer="layout" svg:width="9.163cm" svg:height="1.892cm" svg:x="1.3cm" svg:y="1.708cm">
          <text:p text:style-name="P12"><text:span text:style-name="T18">網頁自動化流程</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表格 7" draw:style-name="standard" draw:layer="layout" svg:width="16.823cm" svg:height="5.256cm" svg:x="14.509cm" svg:y="3.275cm">
          <table:table>
            <table:table-column table:style-name="co1"/>
            <table:table-column table:style-name="co2"/>
            <table:table-row table:style-name="ro1" table:default-cell-style-name="ce1">
              <table:table-cell>
                <text:p text:style-name="P24"><text:span text:style-name="T17">引用資料來源 </text:span></text:p>
              </table:table-cell>
              <table:table-cell>
                <text:p text:style-name="P25"><text:span text:style-name="T16">Google</text:span><text:span text:style-name="T16">圖片、</text:span><text:span text:style-name="T16">PTT</text:span><text:span text:style-name="T16">討論串上留言內容</text:span></text:p>
              </table:table-cell>
            </table:table-row>
            <table:table-row table:style-name="ro2" table:default-cell-style-name="ce1">
              <table:table-cell>
                <text:p text:style-name="P24"><text:span text:style-name="T17">擷取目標</text:span></text:p>
              </table:table-cell>
              <table:table-cell>
                <text:p text:style-name="P24"><text:span text:style-name="T16">留言者</text:span><text:span text:style-name="T16">ID</text:span><text:span text:style-name="T16">、</text:span><text:span text:style-name="T14">留言及發文時間</text:span></text:p>
                <text:p text:style-name="P25"><text:span text:style-name="T16">Google</text:span><text:span text:style-name="T16">圖片</text:span></text:p>
              </table:table-cell>
            </table:table-row>
            <table:table-row table:style-name="ro1" table:default-cell-style-name="ce1">
              <table:table-cell>
                <text:p text:style-name="P24"><text:span text:style-name="T17">使用套件</text:span></text:p>
              </table:table-cell>
              <table:table-cell>
                <text:p text:style-name="P24"><text:span text:style-name="T22">selenium</text:span><text:span text:style-name="T14">、</text:span><text:span text:style-name="T14">BeautifulSoup</text:span></text:p>
              </table:table-cell>
            </table:table-row>
          </table:table>
          <draw:image xlink:href="Pictures/TablePreview1.svm" xlink:type="simple" xlink:show="embed" xlink:actuate="onLoad"/>
        </draw:frame>
        <draw:g draw:name="資料庫圖表 8">
          <draw:custom-shape draw:style-name="gr32" draw:text-style-name="P1" draw:layer="layout" svg:width="30.118cm" svg:height="9.089cm" svg:x="2.724cm" svg:y="8.8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26" draw:layer="layout" svg:width="29.5cm" svg:height="3.635cm" svg:x="2.662cm" svg:y="11.568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style-name="gr34" draw:text-style-name="P28" draw:layer="layout" svg:width="5.207cm" svg:height="3.635cm" svg:x="2.736cm" svg:y="8.841cm">
            <text:p text:style-name="P27"><text:span text:style-name="T17">輸入關鍵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9" draw:layer="layout" svg:width="0.908cm" svg:height="0.908cm" svg:x="4.886cm" svg:y="12.9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 draw:text-style-name="P28" draw:layer="layout" svg:width="5.207cm" svg:height="3.635cm" svg:x="8.205cm" svg:y="14.295cm">
            <text:p text:style-name="P27"><text:span text:style-name="T22">Google </text:span><text:span text:style-name="T14">關鍵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30" draw:layer="layout" svg:width="0.908cm" svg:height="0.908cm" svg:x="12cm" svg:y="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8" draw:text-style-name="P28" draw:layer="layout" svg:width="5.207cm" svg:height="3.635cm" svg:x="13.673cm" svg:y="8.841cm">
            <text:p text:style-name="P27"><text:span text:style-name="T14"/></text:p>
            <text:p text:style-name="P2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31" draw:layer="layout" svg:width="0.908cm" svg:height="0.908cm" svg:x="20.092cm" svg:y="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0" draw:text-style-name="P28" draw:layer="layout" svg:width="3.558cm" svg:height="3.635cm" svg:x="19.967cm" svg:y="14.295cm">
            <text:p text:style-name="P27"><text:span text:style-name="T22">FB</text:span><text:span text:style-name="T14"> </text:span><text:span text:style-name="T14">評論</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28" draw:layer="layout" svg:width="3.846cm" svg:height="3.635cm" svg:x="25.291cm" svg:y="8.841cm">
            <text:p text:style-name="P27"><text:span text:style-name="T17">導入資料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32" draw:layer="layout" svg:width="0.908cm" svg:height="0.908cm" svg:x="26.76cm" svg:y="12.9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投影片編號版面配置區 2" presentation:style-name="pr3" draw:text-style-name="P9" draw:layer="layout" svg:width="7.619cm" svg:height="1.013cm" svg:x="23.918cm" svg:y="17.657cm" presentation:class="page-number" presentation:user-transformed="true">
          <draw:text-box>
            <text:p text:style-name="P8"><text:span text:style-name="T6"><text:page-number>&lt;編號&gt;</text:page-number></text:span></text:p>
          </draw:text-box>
        </draw:frame>
        <draw:custom-shape draw:style-name="gr43" draw:text-style-name="P34" draw:layer="layout" svg:width="3.5cm" svg:height="1cm" svg:x="25.4cm" svg:y="11.3cm">
          <text:p text:style-name="P33"><text:span text:style-name="T23">回傳搜尋結果</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4" draw:layer="layout" svg:width="4.62cm" svg:height="1cm" svg:x="18.18cm" svg:y="11.3cm">
          <text:p text:style-name="P33"><text:span text:style-name="T23">抓取</text:span><text:span text:style-name="T23">PTT</text:span><text:span text:style-name="T23">留言內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4" draw:layer="layout" svg:width="3.5cm" svg:height="1cm" svg:x="3.5cm" svg:y="11.3cm">
          <text:p text:style-name="P33"><text:span text:style-name="T23">指令與關鍵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4" draw:layer="layout" svg:width="3.5cm" svg:height="1cm" svg:x="25.401cm" svg:y="11.301cm">
          <text:p text:style-name="P33"><text:span text:style-name="T23">回傳搜尋結果</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4" draw:layer="layout" svg:width="4.5cm" svg:height="1cm" svg:x="10.2cm" svg:y="11.3cm">
          <text:p text:style-name="P33"><text:span text:style-name="T23">Selenium</text:span></text:p>
          <text:p text:style-name="P33"><text:span text:style-name="T23">自動化進行搜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4" draw:layer="layout" svg:width="3.5cm" svg:height="1cm" svg:x="18.8cm" svg:y="14.5cm">
          <text:p text:style-name="P33"><text:span text:style-name="T23">抓取圖片連結</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name="Google Shape;105;g120f1862246_0_6:notes" draw:style-name="gr8" draw:layer="layout" svg:width="16.932cm" svg:height="9.524cm" svg:x="1.058cm" svg:y="1.905cm" draw:page-number="6" presentation:class="page"/>
          <draw:frame draw:name="Google Shape;106;g120f1862246_0_6:notes" presentation:style-name="pr7" draw:text-style-name="P18" draw:layer="layout" svg:width="15.239cm" svg:height="11.429cm" svg:x="1.905cm" svg:y="12.065cm" presentation:class="notes" presentation:placeholder="true" presentation:user-transformed="true">
            <draw:text-box/>
          </draw:frame>
        </presentation:notes>
      </draw:page>
      <draw:page draw:name="page7" draw:style-name="dp1" draw:master-page-name="SECTION_5f_HEADER">
        <draw:frame draw:name="圖片 7" draw:style-name="gr1" draw:text-style-name="P1" draw:layer="layout" svg:width="33.059cm" svg:height="15.521cm" draw:transform="rotate (-3.14159265358979) translate (33.06cm 15.522cm)">
          <draw:image xlink:href="Pictures/10000001000001480000009AF2447AB095C46293.png" xlink:type="simple" xlink:show="embed" xlink:actuate="onLoad" draw:mime-type="image/png">
            <text:p/>
          </draw:image>
        </draw:frame>
        <draw:frame draw:name="投影片編號版面配置區 1" presentation:style-name="pr8" draw:text-style-name="P9" draw:layer="layout" svg:width="7.619cm" svg:height="1.013cm" svg:x="23.918cm" svg:y="17.657cm" presentation:class="page-number" presentation:user-transformed="true">
          <draw:text-box>
            <text:p text:style-name="P8"><text:span text:style-name="T6"><text:page-number>&lt;編號&gt;</text:page-number></text:span></text:p>
          </draw:text-box>
        </draw:frame>
        <draw:frame draw:style-name="gr46" draw:text-style-name="P19" draw:layer="layout" svg:width="19.168cm" svg:height="15.491cm" svg:x="0.748cm" svg:y="2.5cm">
          <draw:image xlink:href="Pictures/10000000000003E900000329A3A5DE2AF0E79EC3.jpg" xlink:type="simple" xlink:show="embed" xlink:actuate="onLoad" draw:mime-type="image/jpeg">
            <text:p/>
          </draw:image>
        </draw:frame>
        <draw:frame draw:style-name="gr46" draw:text-style-name="P19" draw:layer="layout" svg:width="9.524cm" svg:height="16.491cm" svg:x="20.576cm" svg:y="1.766cm">
          <draw:image xlink:href="Pictures/10000000000005A000000B40B0CEF182209BF1D0.png" xlink:type="simple" xlink:show="embed" xlink:actuate="onLoad" draw:mime-type="image/png">
            <text:p/>
          </draw:image>
        </draw:frame>
        <draw:custom-shape draw:name="圓角矩形 19" draw:style-name="gr47" draw:text-style-name="P35" draw:layer="layout" svg:width="7.91cm" svg:height="1.892cm" svg:x="1cm" svg:y="0.51cm">
          <text:p text:style-name="P12"><text:span text:style-name="T24">LineB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8" draw:layer="layout" svg:width="16.932cm" svg:height="9.524cm" svg:x="1.058cm" svg:y="1.93cm" draw:page-number="7" presentation:class="page"/>
          <draw:frame presentation:style-name="pr9" draw:text-style-name="P11" draw:layer="layout" svg:width="15.239cm" svg:height="11.429cm" svg:x="1.905cm" svg:y="12.065cm" presentation:class="notes" presentation:placeholder="true">
            <draw:text-box/>
          </draw:frame>
        </presentation:notes>
      </draw:page>
      <draw:page draw:name="page8" draw:style-name="dp1" draw:master-page-name="SECTION_5f_HEADER">
        <draw:frame draw:name="圖片 5" draw:style-name="gr1" draw:text-style-name="P1" draw:layer="layout" svg:width="33.059cm" svg:height="15.521cm" draw:transform="rotate (-3.14159265358979) translate (33.059cm 15.522cm)">
          <draw:image xlink:href="Pictures/10000001000001480000009AF2447AB095C46293.png" xlink:type="simple" xlink:show="embed" xlink:actuate="onLoad" draw:mime-type="image/png">
            <text:p/>
          </draw:image>
        </draw:frame>
        <draw:frame draw:name="Picture 2" draw:style-name="gr6" draw:text-style-name="P1" draw:layer="layout" svg:width="3.558cm" svg:height="4.099cm" svg:x="28.728cm" svg:y="13.886cm">
          <draw:image xlink:href="Pictures/10000001000002BC000001B6C3209C33C21C0875.png" xlink:type="simple" xlink:show="embed" xlink:actuate="onLoad" draw:mime-type="image/png">
            <text:p/>
          </draw:image>
          <svg:desc>简约蓝色背景ppt素材,高清图片,免费下载- 绘艺素材网</svg:desc>
        </draw:frame>
        <draw:frame draw:name="投影片編號版面配置區 1" presentation:style-name="pr8" draw:text-style-name="P36" draw:layer="layout" svg:width="7.619cm" svg:height="1.013cm" svg:x="23.918cm" svg:y="17.657cm" presentation:class="page-number" presentation:user-transformed="true">
          <draw:text-box>
            <text:p text:style-name="P8"><text:span text:style-name="T6"><text:page-number>&lt;編號&gt;</text:page-number></text:span></text:p>
          </draw:text-box>
        </draw:frame>
        <draw:frame draw:style-name="gr46" draw:text-style-name="P19" draw:layer="layout" svg:width="15.1cm" svg:height="13.469cm" svg:x="1.5cm" svg:y="4.131cm">
          <draw:image xlink:href="Pictures/10000000000003E90000033C99C6BE0EB07BBCC0.jpg" xlink:type="simple" xlink:show="embed" xlink:actuate="onLoad" draw:mime-type="image/jpeg">
            <text:p/>
          </draw:image>
        </draw:frame>
        <draw:frame draw:style-name="gr46" draw:text-style-name="P19" draw:layer="layout" svg:width="9.524cm" svg:height="18cm" svg:x="17.976cm" svg:y="0.5cm">
          <draw:image xlink:href="Pictures/10000000000005A000000B4084C51A3AF7CED329.png" xlink:type="simple" xlink:show="embed" xlink:actuate="onLoad" draw:mime-type="image/png">
            <text:p/>
          </draw:image>
        </draw:frame>
        <draw:custom-shape draw:name="圓角矩形 20" draw:style-name="gr47" draw:text-style-name="P35" draw:layer="layout" svg:width="7.91cm" svg:height="1.892cm" svg:x="1.587cm" svg:y="1.402cm">
          <text:p text:style-name="P12"><text:span text:style-name="T24">LineB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8" draw:layer="layout" svg:width="19.798cm" svg:height="11.136cm" svg:x="0.6cm" svg:y="2.257cm" draw:page-number="8" presentation:class="page"/>
          <draw:frame presentation:style-name="pr10" draw:text-style-name="P37" draw:layer="layout" svg:width="16.799cm" svg:height="13.364cm" svg:x="2.1cm" svg:y="14.107cm" presentation:class="notes" presentation:placeholder="true">
            <draw:text-box/>
          </draw:frame>
        </presentation:notes>
      </draw:page>
      <draw:page draw:name="page9" draw:style-name="dp1" draw:master-page-name="OBJECT" presentation:presentation-page-layout-name="AL2T11">
        <draw:frame draw:name="圖片 7" draw:style-name="gr1" draw:text-style-name="P1" draw:layer="layout" svg:width="33.059cm" svg:height="15.521cm" draw:transform="rotate (-3.14159265358979) translate (33.059cm 15.521cm)">
          <draw:image xlink:href="Pictures/10000001000001480000009AF2447AB095C46293.png" xlink:type="simple" xlink:show="embed" xlink:actuate="onLoad" draw:mime-type="image/png">
            <text:p/>
          </draw:image>
        </draw:frame>
        <draw:custom-shape draw:name="圓角矩形 5" draw:style-name="gr48" draw:text-style-name="P39" draw:layer="layout" svg:width="8.328cm" svg:height="1.753cm" svg:x="2.662cm" svg:y="3.566cm">
          <text:p text:style-name="P38"><text:span text:style-name="T21">資料抓取─挫折</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 6" draw:style-name="gr49" draw:text-style-name="P41" draw:layer="layout" svg:width="9.163cm" svg:height="1.892cm" svg:x="1.461cm" svg:y="2.002cm">
          <text:p text:style-name="P40"><text:span text:style-name="T18">自動化爬蟲流程</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圖說文字 2" draw:style-name="gr50" draw:text-style-name="P23" draw:layer="layout" svg:width="11.136cm" svg:height="5.69cm" svg:x="16.16cm" svg:y="8.443cm">
          <text:p text:style-name="P22"><text:span text:style-name="T25">ans:</text:span><text:span text:style-name="T26">在下載多張圖片時會因為要將多張照片全部跑完才回應要求造成等候所以只好暫時放棄</text:span><text:span text:style-name="T27"> </text:span></text:p>
          <draw:enhanced-geometry draw:mirror-horizontal="false" draw:mirror-vertical="false" svg:viewBox="0 0 0 0" draw:text-areas="?f38 ?f38 ?f39 ?f40" draw:type="ooxml-wedgeRoundRectCallout" draw:modifiers="65912 8948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y-maximum="2147483647" draw:handle-range-x-maximum="2147483647" draw:handle-range-x-minimum="-2147483647" draw:handle-range-y-minimum="-2147483647"/>
          </draw:enhanced-geometry>
        </draw:custom-shape>
        <draw:custom-shape draw:name="圓角矩形圖說文字 8" draw:style-name="gr51" draw:text-style-name="P42" draw:layer="layout" svg:width="10.77cm" svg:height="5.543cm" svg:x="4.73cm" svg:y="5.557cm">
          <text:p text:style-name="P12"><text:span text:style-name="T28">1.</text:span><text:span text:style-name="T29"> </text:span><text:span text:style-name="T29">圖片似乎只有回傳一張</text:span><text:span text:style-name="T29">?</text:span></text:p>
          <draw:enhanced-geometry draw:mirror-horizontal="false" draw:mirror-vertical="false" svg:viewBox="0 0 0 0" draw:text-areas="?f38 ?f38 ?f39 ?f40" draw:type="ooxml-wedgeRoundRectCallout" draw:modifiers="-75935 10302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y-maximum="2147483647" draw:handle-range-x-maximum="2147483647" draw:handle-range-x-minimum="-2147483647" draw:handle-range-y-minimum="-2147483647"/>
          </draw:enhanced-geometry>
        </draw:custom-shape>
        <draw:frame draw:name="Picture 2" draw:style-name="gr6" draw:text-style-name="P1" draw:layer="layout" svg:width="3.558cm" svg:height="4.099cm" svg:x="28.728cm" svg:y="13.886cm">
          <draw:image xlink:href="Pictures/10000001000002BC000001B6C3209C33C21C0875.png" xlink:type="simple" xlink:show="embed" xlink:actuate="onLoad" draw:mime-type="image/png">
            <text:p/>
          </draw:image>
          <svg:desc>简约蓝色背景ppt素材,高清图片,免费下载- 绘艺素材网</svg:desc>
        </draw:frame>
        <draw:frame draw:name="投影片編號版面配置區 1" presentation:style-name="pr3" draw:text-style-name="P36" draw:layer="layout" svg:width="7.619cm" svg:height="1.013cm" svg:x="23.918cm" svg:y="17.657cm" presentation:class="page-number" presentation:user-transformed="true">
          <draw:text-box>
            <text:p text:style-name="P8"><text:span text:style-name="T6"><text:page-number>&lt;編號&gt;</text:page-number></text:span></text:p>
          </draw:text-box>
        </draw:frame>
        <presentation:notes draw:style-name="dp1">
          <draw:page-thumbnail draw:name="Google Shape;111;g120f1862246_0_11:notes" draw:style-name="gr8" draw:layer="layout" svg:width="16.932cm" svg:height="9.524cm" svg:x="1.058cm" svg:y="1.905cm" draw:page-number="9" presentation:class="page"/>
          <draw:frame draw:name="Google Shape;112;g120f1862246_0_11:notes" presentation:style-name="pr11" draw:text-style-name="P18" draw:layer="layout" svg:width="15.239cm" svg:height="11.429cm" svg:x="1.905cm" svg:y="12.065cm" presentation:class="notes" presentation:placeholder="true" presentation:user-transformed="true">
            <draw:text-box/>
          </draw:frame>
        </presentation:notes>
      </draw:page>
      <draw:page draw:name="page10" draw:style-name="dp1" draw:master-page-name="OBJECT" presentation:presentation-page-layout-name="AL2T11">
        <draw:frame draw:name="圖片 1" draw:style-name="gr1" draw:text-style-name="P1" draw:layer="layout" svg:width="33.059cm" svg:height="15.521cm" draw:transform="rotate (-3.14159265358979) translate (33.059cm 15.521cm)">
          <draw:image xlink:href="Pictures/10000001000001480000009AF2447AB095C46293.png" xlink:type="simple" xlink:show="embed" xlink:actuate="onLoad" draw:mime-type="image/png">
            <text:p/>
          </draw:image>
        </draw:frame>
        <draw:custom-shape draw:name="圓角矩形 7" draw:style-name="gr48" draw:text-style-name="P39" draw:layer="layout" svg:width="8.328cm" svg:height="1.753cm" svg:x="2.662cm" svg:y="3.566cm">
          <text:p text:style-name="P38"><text:span text:style-name="T21">資料抓取─挫折</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 9" draw:style-name="gr49" draw:text-style-name="P41" draw:layer="layout" svg:width="9.163cm" svg:height="1.892cm" svg:x="1.461cm" svg:y="2.002cm">
          <text:p text:style-name="P40"><text:span text:style-name="T18">自動化爬蟲流程</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圖說文字 4" draw:style-name="gr50" draw:text-style-name="P23" draw:layer="layout" svg:width="11.136cm" svg:height="5.69cm" svg:x="16.364cm" svg:y="8.5cm">
          <text:p text:style-name="P22"><text:span text:style-name="T25">ans:</text:span><text:span text:style-name="T30">推測可以利用多工概念製作多條執行緒將搜尋結果同時搜尋達成即時回傳</text:span><text:span text:style-name="T27"> </text:span></text:p>
          <draw:enhanced-geometry draw:mirror-horizontal="false" draw:mirror-vertical="false" svg:viewBox="0 0 0 0" draw:text-areas="?f38 ?f38 ?f39 ?f40" draw:type="ooxml-wedgeRoundRectCallout" draw:modifiers="65912 8948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y-maximum="2147483647" draw:handle-range-x-maximum="2147483647" draw:handle-range-x-minimum="-2147483647" draw:handle-range-y-minimum="-2147483647"/>
          </draw:enhanced-geometry>
        </draw:custom-shape>
        <draw:custom-shape draw:name="圓角矩形圖說文字 5" draw:style-name="gr51" draw:text-style-name="P42" draw:layer="layout" svg:width="10.77cm" svg:height="5.543cm" svg:x="5.43cm" svg:y="5.557cm">
          <text:p text:style-name="P12"><text:span text:style-name="T28">2.</text:span><text:span text:style-name="T29"> </text:span><text:span text:style-name="T29">沒有解決方法</text:span><text:span text:style-name="T29">?</text:span></text:p>
          <draw:enhanced-geometry draw:mirror-horizontal="false" draw:mirror-vertical="false" svg:viewBox="0 0 0 0" draw:text-areas="?f38 ?f38 ?f39 ?f40" draw:type="ooxml-wedgeRoundRectCallout" draw:modifiers="-75935 10302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y-maximum="2147483647" draw:handle-range-x-maximum="2147483647" draw:handle-range-x-minimum="-2147483647" draw:handle-range-y-minimum="-2147483647"/>
          </draw:enhanced-geometry>
        </draw:custom-shape>
        <draw:frame draw:name="Picture 3" draw:style-name="gr6" draw:text-style-name="P1" draw:layer="layout" svg:width="3.558cm" svg:height="4.099cm" svg:x="28.728cm" svg:y="13.886cm">
          <draw:image xlink:href="Pictures/10000001000002BC000001B6C3209C33C21C0875.png" xlink:type="simple" xlink:show="embed" xlink:actuate="onLoad" draw:mime-type="image/png">
            <text:p/>
          </draw:image>
          <svg:desc>简约蓝色背景ppt素材,高清图片,免费下载- 绘艺素材网</svg:desc>
        </draw:frame>
        <draw:frame draw:name="投影片編號版面配置區 3" presentation:style-name="pr3" draw:text-style-name="P36" draw:layer="layout" svg:width="7.619cm" svg:height="1.013cm" svg:x="23.918cm" svg:y="17.657cm" presentation:class="page-number" presentation:user-transformed="true">
          <draw:text-box>
            <text:p text:style-name="P8"><text:span text:style-name="T6"><text:page-number>&lt;編號&gt;</text:page-number></text:span></text:p>
          </draw:text-box>
        </draw:frame>
        <presentation:notes draw:style-name="dp1">
          <draw:page-thumbnail draw:name="Google Shape;111;g120f1862246_0_11:notes 1" draw:style-name="gr8" draw:layer="layout" svg:width="16.932cm" svg:height="9.524cm" svg:x="1.058cm" svg:y="1.905cm" draw:page-number="10" presentation:class="page"/>
          <draw:frame draw:name="Google Shape;112;g120f1862246_0_11:notes 2" presentation:style-name="pr12" draw:text-style-name="P18" draw:layer="layout" svg:width="15.239cm" svg:height="11.429cm" svg:x="1.905cm" svg:y="12.065cm" presentation:class="notes" presentation:placeholder="true" presentation:user-transformed="true">
            <draw:text-box/>
          </draw:frame>
        </presentation:notes>
      </draw:page>
      <draw:page draw:name="page11" draw:style-name="dp1" draw:master-page-name="OBJECT" presentation:presentation-page-layout-name="AL2T11">
        <draw:frame draw:name="圖片 4" draw:style-name="gr1" draw:text-style-name="P1" draw:layer="layout" svg:width="33.059cm" svg:height="15.521cm" draw:transform="rotate (-3.14159265358979) translate (33.059cm 15.521cm)">
          <draw:image xlink:href="Pictures/10000001000001480000009AF2447AB095C46293.png" xlink:type="simple" xlink:show="embed" xlink:actuate="onLoad" draw:mime-type="image/png">
            <text:p/>
          </draw:image>
        </draw:frame>
        <draw:custom-shape draw:name="圓角矩形 16" draw:style-name="gr48" draw:text-style-name="P39" draw:layer="layout" svg:width="8.328cm" svg:height="1.753cm" svg:x="2.662cm" svg:y="3.566cm">
          <text:p text:style-name="P38"><text:span text:style-name="T21">資料抓取─挫折</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 17" draw:style-name="gr49" draw:text-style-name="P41" draw:layer="layout" svg:width="9.163cm" svg:height="1.892cm" svg:x="1.461cm" svg:y="2.002cm">
          <text:p text:style-name="P40"><text:span text:style-name="T18">自動化爬蟲流程</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圖說文字 6" draw:style-name="gr52" draw:text-style-name="P43" draw:layer="layout" svg:width="11.136cm" svg:height="8cm" svg:x="16.16cm" svg:y="6.1cm">
          <text:p text:style-name="P6"><text:span text:style-name="T25">ans:</text:span><text:span text:style-name="T31">在回應</text:span><text:span text:style-name="T32">function</text:span><text:span text:style-name="T31">下似乎會因為送出的第一個圖片達成回應而停止後續圖片的回應可能需要重新思考方向</text:span><text:span text:style-name="T30">(</text:span><text:span text:style-name="T31">例如觸發回應後觸發推送功能將後續內容交給推送功能處置</text:span></text:p>
          <draw:enhanced-geometry draw:mirror-horizontal="false" draw:mirror-vertical="false" svg:viewBox="0 0 0 0" draw:text-areas="?f38 ?f38 ?f39 ?f40" draw:type="ooxml-wedgeRoundRectCallout" draw:modifiers="65912 8948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y-maximum="2147483647" draw:handle-range-x-maximum="2147483647" draw:handle-range-x-minimum="-2147483647" draw:handle-range-y-minimum="-2147483647"/>
          </draw:enhanced-geometry>
        </draw:custom-shape>
        <draw:custom-shape draw:name="圓角矩形圖說文字 7" draw:style-name="gr51" draw:text-style-name="P42" draw:layer="layout" svg:width="10.77cm" svg:height="5.543cm" svg:x="4.73cm" svg:y="5.557cm">
          <text:p text:style-name="P12"><text:span text:style-name="T28">3.</text:span><text:span text:style-name="T29"> </text:span><text:span text:style-name="T29">怎麼依然只有一張</text:span><text:span text:style-name="T29">?</text:span></text:p>
          <draw:enhanced-geometry draw:mirror-horizontal="false" draw:mirror-vertical="false" svg:viewBox="0 0 0 0" draw:text-areas="?f38 ?f38 ?f39 ?f40" draw:type="ooxml-wedgeRoundRectCallout" draw:modifiers="-75935 10302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y-maximum="2147483647" draw:handle-range-x-maximum="2147483647" draw:handle-range-x-minimum="-2147483647" draw:handle-range-y-minimum="-2147483647"/>
          </draw:enhanced-geometry>
        </draw:custom-shape>
        <draw:frame draw:name="Picture 5" draw:style-name="gr6" draw:text-style-name="P1" draw:layer="layout" svg:width="3.558cm" svg:height="4.099cm" svg:x="28.728cm" svg:y="13.886cm">
          <draw:image xlink:href="Pictures/10000001000002BC000001B6C3209C33C21C0875.png" xlink:type="simple" xlink:show="embed" xlink:actuate="onLoad" draw:mime-type="image/png">
            <text:p/>
          </draw:image>
          <svg:desc>简约蓝色背景ppt素材,高清图片,免费下载- 绘艺素材网</svg:desc>
        </draw:frame>
        <draw:frame draw:name="投影片編號版面配置區 4" presentation:style-name="pr3" draw:text-style-name="P36" draw:layer="layout" svg:width="7.619cm" svg:height="1.013cm" svg:x="23.918cm" svg:y="17.657cm" presentation:class="page-number" presentation:user-transformed="true">
          <draw:text-box>
            <text:p text:style-name="P8"><text:span text:style-name="T6"><text:page-number>&lt;編號&gt;</text:page-number></text:span></text:p>
          </draw:text-box>
        </draw:frame>
        <presentation:notes draw:style-name="dp1">
          <draw:page-thumbnail draw:name="Google Shape;111;g120f1862246_0_11:notes 2" draw:style-name="gr8" draw:layer="layout" svg:width="16.932cm" svg:height="9.524cm" svg:x="1.058cm" svg:y="1.905cm" draw:page-number="11" presentation:class="page"/>
          <draw:frame draw:name="Google Shape;112;g120f1862246_0_11:notes 3" presentation:style-name="pr13" draw:text-style-name="P18" draw:layer="layout" svg:width="15.239cm" svg:height="11.429cm" svg:x="1.905cm" svg:y="12.065cm" presentation:class="notes" presentation:placeholder="true" presentation:user-transformed="true">
            <draw:text-box/>
          </draw:frame>
        </presentation:notes>
      </draw:page>
      <draw:page draw:name="page12" draw:style-name="dp1" draw:master-page-name="OBJECT" presentation:presentation-page-layout-name="AL2T11">
        <draw:frame draw:name="圖片 9" draw:style-name="gr1" draw:text-style-name="P1" draw:layer="layout" svg:width="33.059cm" svg:height="15.521cm" draw:transform="rotate (-3.14159265358979) translate (33.059cm 15.521cm)">
          <draw:image xlink:href="Pictures/10000001000001480000009AF2447AB095C46293.png" xlink:type="simple" xlink:show="embed" xlink:actuate="onLoad" draw:mime-type="image/png">
            <text:p/>
          </draw:image>
        </draw:frame>
        <draw:custom-shape draw:name="圓角矩形 8" draw:style-name="gr48" draw:text-style-name="P39" draw:layer="layout" svg:width="8.328cm" svg:height="1.753cm" svg:x="2.662cm" svg:y="3.566cm">
          <text:p text:style-name="P38"><text:span text:style-name="T21">資料抓取─挫折</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 18" draw:style-name="gr49" draw:text-style-name="P41" draw:layer="layout" svg:width="9.163cm" svg:height="1.892cm" svg:x="1.461cm" svg:y="2.002cm">
          <text:p text:style-name="P40"><text:span text:style-name="T18">自動化爬蟲流程</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圓角矩形圖說文字 3" draw:style-name="gr50" draw:text-style-name="P23" draw:layer="layout" svg:width="11.136cm" svg:height="5.69cm" svg:x="16.364cm" svg:y="8.5cm">
          <text:p text:style-name="P22"><text:span text:style-name="T33">ans</text:span><text:span text:style-name="T34">:</text:span><text:span text:style-name="T35">目前構想是之後利用</text:span><text:span text:style-name="T30">timestamp</text:span><text:span text:style-name="T35">與上一次時間比對後重複執行程式達到</text:span><text:span text:style-name="T30">(</text:span><text:span text:style-name="T35">重覆到的內容不進行推送</text:span></text:p>
          <draw:enhanced-geometry draw:mirror-horizontal="false" draw:mirror-vertical="false" svg:viewBox="0 0 0 0" draw:text-areas="?f38 ?f38 ?f39 ?f40" draw:type="ooxml-wedgeRoundRectCallout" draw:modifiers="65912 8948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y-maximum="2147483647" draw:handle-range-x-maximum="2147483647" draw:handle-range-x-minimum="-2147483647" draw:handle-range-y-minimum="-2147483647"/>
          </draw:enhanced-geometry>
        </draw:custom-shape>
        <draw:custom-shape draw:name="圓角矩形圖說文字 9" draw:style-name="gr51" draw:text-style-name="P42" draw:layer="layout" svg:width="10.77cm" svg:height="5.543cm" svg:x="5.43cm" svg:y="5.557cm">
          <text:p text:style-name="P12"><text:span text:style-name="T28">4.</text:span><text:span text:style-name="T29"> </text:span><text:span text:style-name="T29">那</text:span><text:span text:style-name="T29">PTT</text:span><text:span text:style-name="T29">呢</text:span><text:span text:style-name="T29">?</text:span></text:p>
          <text:p text:style-name="P12"><text:span text:style-name="T29">留言不會刷新啊</text:span><text:span text:style-name="T29">?</text:span></text:p>
          <draw:enhanced-geometry draw:mirror-horizontal="false" draw:mirror-vertical="false" svg:viewBox="0 0 0 0" draw:text-areas="?f38 ?f38 ?f39 ?f40" draw:type="ooxml-wedgeRoundRectCallout" draw:modifiers="-75935 10302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y-maximum="2147483647" draw:handle-range-x-maximum="2147483647" draw:handle-range-x-minimum="-2147483647" draw:handle-range-y-minimum="-2147483647"/>
          </draw:enhanced-geometry>
        </draw:custom-shape>
        <draw:frame draw:name="Picture 7" draw:style-name="gr6" draw:text-style-name="P1" draw:layer="layout" svg:width="3.558cm" svg:height="4.099cm" svg:x="28.728cm" svg:y="13.886cm">
          <draw:image xlink:href="Pictures/10000001000002BC000001B6C3209C33C21C0875.png" xlink:type="simple" xlink:show="embed" xlink:actuate="onLoad" draw:mime-type="image/png">
            <text:p/>
          </draw:image>
          <svg:desc>简约蓝色背景ppt素材,高清图片,免费下载- 绘艺素材网</svg:desc>
        </draw:frame>
        <draw:frame draw:name="投影片編號版面配置區 5" presentation:style-name="pr3" draw:text-style-name="P36" draw:layer="layout" svg:width="7.619cm" svg:height="1.013cm" svg:x="23.918cm" svg:y="17.657cm" presentation:class="page-number" presentation:user-transformed="true">
          <draw:text-box>
            <text:p text:style-name="P8"><text:span text:style-name="T6"><text:page-number>&lt;編號&gt;</text:page-number></text:span></text:p>
          </draw:text-box>
        </draw:frame>
        <presentation:notes draw:style-name="dp1">
          <draw:page-thumbnail draw:name="Google Shape;111;g120f1862246_0_11:notes 3" draw:style-name="gr8" draw:layer="layout" svg:width="16.932cm" svg:height="9.524cm" svg:x="1.058cm" svg:y="1.905cm" draw:page-number="12" presentation:class="page"/>
          <draw:frame draw:name="Google Shape;112;g120f1862246_0_11:notes 4" presentation:style-name="pr14" draw:text-style-name="P18" draw:layer="layout" svg:width="15.239cm" svg:height="11.429cm" svg:x="1.905cm" svg:y="12.065cm" presentation:class="notes" presentation:placeholder="true" presentation:user-transformed="true">
            <draw:text-box/>
          </draw:frame>
        </presentation:notes>
      </draw:page>
      <draw:page draw:name="page13" draw:style-name="dp1" draw:master-page-name="OBJECT" presentation:presentation-page-layout-name="AL2T11">
        <draw:frame draw:name="圖片 3" draw:style-name="gr1" draw:text-style-name="P1" draw:layer="layout" svg:width="33.059cm" svg:height="17.999cm" draw:transform="rotate (-3.14159265358979) translate (33.059cm 18cm)">
          <draw:image xlink:href="Pictures/10000001000001480000009AF2447AB095C46293.png" xlink:type="simple" xlink:show="embed" xlink:actuate="onLoad" draw:mime-type="image/png">
            <text:p/>
          </draw:image>
        </draw:frame>
        <draw:custom-shape draw:name="圓角矩形 5" draw:style-name="gr53" draw:text-style-name="P42" draw:layer="layout" svg:width="7.91cm" svg:height="1.892cm" svg:x="1.461cm" svg:y="2.002cm">
          <text:p text:style-name="P12"><text:span text:style-name="T18">未來展望</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矩形 2" draw:style-name="gr54" draw:text-style-name="P45" draw:layer="layout" svg:width="27.726cm" svg:height="10.028cm" svg:x="2.484cm" svg:y="4.5cm">
          <text:list text:style-name="L6">
            <text:list-item>
              <text:p text:style-name="P44"><text:span text:style-name="T36">目前只有提供簡單</text:span><text:span text:style-name="T37">的</text:span><text:span text:style-name="T38">圖片搜尋功能，未來會試著加入多工技術</text:span></text:p>
              <text:p text:style-name="P44"><text:span text:style-name="T38">並利用推送功能達成即時與大量的圖片搜尋。</text:span></text:p>
            </text:list-item>
            <text:list-item>
              <text:p text:style-name="P44"><text:span text:style-name="T37">加入影片搜尋功能，利用</text:span><text:span text:style-name="T37">javascript</text:span><text:span text:style-name="T37">去除網頁上的</text:span><text:span text:style-name="T37">shadow BOM</text:span></text:p>
              <text:p text:style-name="P44"><text:span text:style-name="T36">解決爬蟲時因為</text:span><text:span text:style-name="T37">shadow BOM</text:span><text:span text:style-name="T37">所造成的元素定位失敗</text:span></text:p>
            </text:list-item>
            <text:list-item>
              <text:p text:style-name="P17"><text:span text:style-name="T36">將程式發布於</text:span><text:span text:style-name="T36">AWS(Amazon Web Services) </text:span><text:span text:style-name="T36">上並導入能讓</text:span><text:span text:style-name="T14">selenium</text:span><text:span text:style-name="T14">適用於</text:span><text:span text:style-name="T14">AWS</text:span><text:span text:style-name="T14">的套件</text:span></text:p>
              <text:p text:style-name="P17"><text:span text:style-name="T14"/></text:p>
              <text:p text:style-name="P44"><text:span text:style-name="T37"/></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1" draw:layer="layout" svg:width="3.558cm" svg:height="4.099cm" svg:x="28.728cm" svg:y="13.886cm">
          <draw:image xlink:href="Pictures/10000001000002BC000001B6C3209C33C21C0875.png" xlink:type="simple" xlink:show="embed" xlink:actuate="onLoad" draw:mime-type="image/png">
            <text:p/>
          </draw:image>
          <svg:desc>简约蓝色背景ppt素材,高清图片,免费下载- 绘艺素材网</svg:desc>
        </draw:frame>
        <draw:frame draw:name="圖片 6" draw:style-name="gr2" draw:text-style-name="P1" draw:layer="layout" svg:width="18.13cm" svg:height="0.854cm" svg:x="14.962cm" svg:y="17.658cm">
          <draw:image xlink:href="Pictures/10000000000001920000007D158DFD97ACAC93E6.png" xlink:type="simple" xlink:show="embed" xlink:actuate="onLoad" draw:mime-type="image/png">
            <text:p/>
          </draw:image>
        </draw:frame>
        <draw:frame draw:name="圖片 7" draw:style-name="gr2" draw:text-style-name="P1" draw:layer="layout" svg:width="16.412cm" svg:height="0.805cm" draw:transform="rotate (-1.5707963267949) translate (33.093cm 1.245cm)">
          <draw:image xlink:href="Pictures/10000000000001920000007D158DFD97ACAC93E6.png" xlink:type="simple" xlink:show="embed" xlink:actuate="onLoad" draw:mime-type="image/png">
            <text:p/>
          </draw:image>
        </draw:frame>
        <draw:frame draw:name="投影片編號版面配置區 1" presentation:style-name="pr3" draw:text-style-name="P9" draw:layer="layout" svg:width="7.619cm" svg:height="1.013cm" svg:x="23.918cm" svg:y="17.657cm" presentation:class="page-number" presentation:user-transformed="true">
          <draw:text-box>
            <text:p text:style-name="P8"><text:span text:style-name="T6"><text:page-number>&lt;編號&gt;</text:page-number></text:span></text:p>
          </draw:text-box>
        </draw:frame>
        <presentation:notes draw:style-name="dp3">
          <draw:page-thumbnail draw:name="Google Shape;117;g120f1862246_0_16:notes" draw:style-name="gr8" draw:layer="layout" svg:width="16.932cm" svg:height="9.524cm" svg:x="1.058cm" svg:y="1.905cm" draw:page-number="13" presentation:class="page"/>
          <draw:frame draw:name="Google Shape;118;g120f1862246_0_16:notes" presentation:style-name="pr15" draw:text-style-name="P18" draw:layer="layout" svg:width="15.239cm" svg:height="11.429cm" svg:x="1.905cm" svg:y="12.065cm" presentation:class="notes" presentation:placeholder="true" presentation:user-transformed="true">
            <draw:text-box/>
          </draw:frame>
        </presentation:notes>
      </draw:page>
      <draw:page draw:name="page14" draw:style-name="dp1" draw:master-page-name="OBJECT" presentation:presentation-page-layout-name="AL2T11">
        <draw:frame draw:name="圖片 2" draw:style-name="gr1" draw:text-style-name="P1" draw:layer="layout" svg:width="33.059cm" svg:height="15.521cm" draw:transform="rotate (-3.14159265358979) translate (33.06cm 15.522cm)">
          <draw:image xlink:href="Pictures/10000001000001480000009AF2447AB095C46293.png" xlink:type="simple" xlink:show="embed" xlink:actuate="onLoad" draw:mime-type="image/png">
            <text:p/>
          </draw:image>
        </draw:frame>
        <draw:custom-shape draw:name="圓角矩形 5" draw:style-name="gr53" draw:text-style-name="P42" draw:layer="layout" svg:width="16.293cm" svg:height="3.897cm" svg:x="7.784cm" svg:y="7.479cm">
          <text:p text:style-name="P12"><text:span text:style-name="T39">Q</text:span><text:span text:style-name="T40"> &amp; 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 draw:style-name="gr6" draw:text-style-name="P1" draw:layer="layout" svg:width="3.558cm" svg:height="4.099cm" svg:x="1.865cm" svg:y="14.064cm">
          <draw:image xlink:href="Pictures/10000001000002BC000001B6C3209C33C21C0875.png" xlink:type="simple" xlink:show="embed" xlink:actuate="onLoad" draw:mime-type="image/png">
            <text:p/>
          </draw:image>
          <svg:desc>简约蓝色背景ppt素材,高清图片,免费下载- 绘艺素材网</svg:desc>
        </draw:frame>
        <draw:frame draw:name="投影片編號版面配置區 1" presentation:style-name="pr3" draw:text-style-name="P9" draw:layer="layout" svg:width="7.619cm" svg:height="1.013cm" svg:x="23.918cm" svg:y="17.657cm" presentation:class="page-number" presentation:user-transformed="true">
          <draw:text-box>
            <text:p text:style-name="P8"><text:span text:style-name="T6"><text:page-number>&lt;編號&gt;</text:page-number></text:span></text:p>
          </draw:text-box>
        </draw:frame>
        <presentation:notes draw:style-name="dp3">
          <draw:page-thumbnail draw:name="Google Shape;129;g120f1862246_0_26:notes" draw:style-name="gr8" draw:layer="layout" svg:width="16.932cm" svg:height="9.524cm" svg:x="1.058cm" svg:y="1.905cm" draw:page-number="14" presentation:class="page"/>
          <draw:frame draw:name="Google Shape;130;g120f1862246_0_26:notes" presentation:style-name="pr16" draw:text-style-name="P1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Arial3" svg:font-family="Arial" style:font-family-generic="roman" style:font-pitch="variable"/>
    <style:font-face style:name="Calibri" svg:font-family="Calibri"/>
    <style:font-face style:name="Calibri1" svg:font-family="Calibri" style:font-pitch="variable"/>
    <style:font-face style:name="Calibri2" svg:font-family="Calibri"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微軟正黑體" svg:font-family="微軟正黑體" style:font-family-generic="swiss" style:font-pitch="variable"/>
    <style:font-face style:name="微軟正黑體1" svg:font-family="微軟正黑體" style:font-family-generic="system" style:font-pitch="variable"/>
    <style:font-face style:name="微軟正黑體2" svg:font-family="微軟正黑體" style:font-family-generic="modern" style:font-pitch="fixed"/>
    <style:font-face style:name="微軟正黑體3" svg:font-family="微軟正黑體" style:font-family-generic="modern" style:font-pitch="variable"/>
    <style:font-face style:name="微軟正黑體4" svg:font-family="微軟正黑體" style:font-pitch="variable"/>
    <style:font-face style:name="新細明體" svg:font-family="新細明體" style:font-family-generic="system" style:font-pitch="variable"/>
    <style:font-face style:name="新細明體1" svg:font-family="新細明體" style:font-pitch="variable"/>
  </office:font-face-decls>
  <office:styles>
    <draw:gradient draw:name="Gradient_20_5" draw:display-name="Gradient 5" draw:style="linear" draw:start-color="#ffaa95" draw:end-color="#77bc65" draw:start-intensity="100%" draw:end-intensity="100%" draw:angle="30deg" draw:border="0%"/>
    <draw:gradient draw:name="填滿" draw:style="linear" draw:start-color="#ffffff" draw:end-color="#cccccc" draw:start-intensity="100%" draw:end-intensity="100%" draw:angle="30deg" draw:border="0%"/>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線條箭頭_20_1" draw:display-name="線條箭頭 1" svg:viewBox="0 0 20 20" svg:d="M0 20l10-20 10 20z"/>
    <draw:marker draw:name="線條箭頭_20_2" draw:display-name="線條箭頭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1" style:font-family-asian="微軟正黑體"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1" style:font-family-asian="微軟正黑體"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OBJECT-backgroundobjects">
      <style:graphic-properties draw:stroke="none" draw:fill="none" draw:fill-color="#ffffff" draw:auto-grow-height="false" fo:min-height="1.485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SECTION_5f_HEADER-backgroundobjects">
      <style:graphic-properties draw:stroke="none" draw:fill="none" draw:fill-color="#ffffff" draw:auto-grow-height="false" fo:min-height="1.27cm"/>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text-properties fo:font-size="12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7" style:family="paragraph">
      <style:paragraph-properties fo:text-align="center" style:writing-mode="lr-tb"/>
      <style:text-properties fo:font-size="12pt" style:font-size-asian="14pt" style:font-size-complex="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loext:opacity="100%" style:text-line-through-style="none" style:text-line-through-type="none" style:text-position="0% 100%" style:font-name="Calibri" fo:font-size="12pt" fo:letter-spacing="normal" fo:font-style="normal" style:text-underline-style="none" fo:font-weight="normal" fo:background-color="transparent" style:font-name-asian="Calibri" style:font-size-asian="12pt" style:language-asian="zh" style:country-asian="TW"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style:handout-master>
    <style:master-page style:name="BLANK" style:page-layout-name="PM1" draw:style-name="Mdp1">
      <draw:frame draw:name="Google Shape;51;p10" presentation:style-name="Mpr1" draw:text-style-name="MP6" draw:layer="backgroundobjects" svg:width="7.619cm" svg:height="1.013cm" svg:x="2.328cm" svg:y="17.657cm" presentation:class="date-time" presentation:user-transformed="true">
        <draw:text-box>
          <text:p text:style-name="MP5"><text:span text:style-name="MT1"><presentation:date-time/></text:span></text:p>
        </draw:text-box>
      </draw:frame>
      <draw:frame draw:name="Google Shape;52;p10" presentation:style-name="Mpr1" draw:text-style-name="MP6" draw:layer="backgroundobjects" svg:width="11.429cm" svg:height="1.013cm" svg:x="11.218cm" svg:y="17.657cm" presentation:class="footer" presentation:user-transformed="true">
        <draw:text-box>
          <text:p text:style-name="MP7"><text:span text:style-name="MT1"><presentation:footer/></text:span></text:p>
        </draw:text-box>
      </draw:frame>
      <draw:frame draw:name="Google Shape;53;p10" presentation:style-name="Mpr1" draw:text-style-name="MP6" draw:layer="backgroundobjects" svg:width="7.619cm" svg:height="1.013cm" svg:x="23.918cm" svg:y="17.657cm" presentation:class="page-number" presentation:user-transformed="true">
        <draw:text-box>
          <text:p text:style-name="MP8"><text:span text:style-name="MT2"><text:page-number>13</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OBJECT" style:page-layout-name="PM1" draw:style-name="Mdp1">
      <draw:frame draw:name="Google Shape;18;p5" presentation:style-name="OBJECT-title" draw:layer="backgroundobjects" svg:width="29.209cm" svg:height="3.681cm" svg:x="2.328cm" svg:y="1.014cm" presentation:class="title" presentation:placeholder="true" presentation:user-transformed="true">
        <draw:text-box/>
      </draw:frame>
      <draw:frame draw:name="Google Shape;19;p5" presentation:style-name="OBJECT-outline1" draw:layer="backgroundobjects" svg:width="29.209cm" svg:height="12.086cm" svg:x="2.328cm" svg:y="5.071cm" presentation:class="outline" presentation:placeholder="true" presentation:user-transformed="true">
        <draw:text-box/>
      </draw:frame>
      <draw:frame draw:name="Google Shape;20;p5" presentation:style-name="Mpr4" draw:text-style-name="MP6" draw:layer="backgroundobjects" svg:width="7.619cm" svg:height="1.013cm" svg:x="2.328cm" svg:y="17.657cm" presentation:class="date-time" presentation:user-transformed="true">
        <draw:text-box>
          <text:p text:style-name="MP5"><text:span text:style-name="MT1"><presentation:date-time/></text:span></text:p>
        </draw:text-box>
      </draw:frame>
      <draw:frame draw:name="Google Shape;21;p5" presentation:style-name="Mpr4" draw:text-style-name="MP6" draw:layer="backgroundobjects" svg:width="11.429cm" svg:height="1.013cm" svg:x="11.218cm" svg:y="17.657cm" presentation:class="footer" presentation:user-transformed="true">
        <draw:text-box>
          <text:p text:style-name="MP7"><text:span text:style-name="MT1"><presentation:footer/></text:span></text:p>
        </draw:text-box>
      </draw:frame>
      <draw:frame draw:name="Google Shape;22;p5" presentation:style-name="Mpr4" draw:text-style-name="MP6" draw:layer="backgroundobjects" svg:width="7.619cm" svg:height="1.013cm" svg:x="23.918cm" svg:y="17.657cm" presentation:class="page-number" presentation:user-transformed="true">
        <draw:text-box>
          <text:p text:style-name="MP8"><text:span text:style-name="MT2"><text:page-number>13</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SECTION_5f_HEADER" style:display-name="SECTION_HEADER" style:page-layout-name="PM1" draw:style-name="Mdp1">
      <draw:frame draw:name="Google Shape;24;p6" presentation:style-name="SECTION_5f_HEADER-title" draw:layer="backgroundobjects" svg:width="29.209cm" svg:height="7.923cm" svg:x="2.311cm" svg:y="4.749cm" presentation:class="title" presentation:placeholder="true" presentation:user-transformed="true">
        <draw:text-box/>
      </draw:frame>
      <draw:frame draw:name="Google Shape;25;p6" presentation:style-name="SECTION_5f_HEADER-outline1" draw:layer="backgroundobjects" svg:width="29.209cm" svg:height="4.166cm" svg:x="2.311cm" svg:y="12.749cm" presentation:class="outline" presentation:placeholder="true" presentation:user-transformed="true">
        <draw:text-box/>
      </draw:frame>
      <draw:frame draw:name="Google Shape;26;p6" presentation:style-name="Mpr7" draw:text-style-name="MP6" draw:layer="backgroundobjects" svg:width="7.619cm" svg:height="1.013cm" svg:x="2.328cm" svg:y="17.657cm" presentation:class="date-time" presentation:user-transformed="true">
        <draw:text-box>
          <text:p text:style-name="MP5"><text:span text:style-name="MT1"><presentation:date-time/></text:span></text:p>
        </draw:text-box>
      </draw:frame>
      <draw:frame draw:name="Google Shape;27;p6" presentation:style-name="Mpr7" draw:text-style-name="MP6" draw:layer="backgroundobjects" svg:width="11.429cm" svg:height="1.013cm" svg:x="11.218cm" svg:y="17.657cm" presentation:class="footer" presentation:user-transformed="true">
        <draw:text-box>
          <text:p text:style-name="MP7"><text:span text:style-name="MT1"><presentation:footer/></text:span></text:p>
        </draw:text-box>
      </draw:frame>
      <draw:frame draw:name="Google Shape;28;p6" presentation:style-name="Mpr7" draw:text-style-name="MP6" draw:layer="backgroundobjects" svg:width="7.619cm" svg:height="1.013cm" svg:x="23.918cm" svg:y="17.657cm" presentation:class="page-number" presentation:user-transformed="true">
        <draw:text-box>
          <text:p text:style-name="MP8"><text:span text:style-name="MT2"><text:page-number>13</text:page-number></text:span></text:p>
        </draw:text-box>
      </draw:frame>
      <presentation:notes style:page-layout-name="PM2">
        <draw:page-thumbnail presentation:style-name="SECTION_5f_HEADER-title" draw:layer="backgroundobjects" svg:width="16.932cm" svg:height="9.524cm" svg:x="1.058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簡報</dc:title>
    <meta:initial-creator>殤殤</meta:initial-creator>
    <meta:editing-cycles>48</meta:editing-cycles>
    <meta:creation-date>2022-03-23T12:21:41</meta:creation-date>
    <dc:date>2022-09-25T20:15:11.153000000</dc:date>
    <meta:editing-duration>PT12H31M44S</meta:editing-duration>
    <meta:generator>LibreOffice/7.3.2.2$Windows_X86_64 LibreOffice_project/49f2b1bff42cfccbd8f788c8dc32c1c309559be0</meta:generator>
    <meta:document-statistic meta:object-count="203"/>
    <meta:user-defined meta:name="AppVersion">16.0000</meta:user-defined>
    <meta:user-defined meta:name="MMClips" meta:value-type="float">2</meta:user-defined>
    <meta:user-defined meta:name="Notes" meta:value-type="float">19</meta:user-defined>
    <meta:user-defined meta:name="PresentationFormat">寬螢幕</meta:user-defined>
    <meta:user-defined meta:name="Slides" meta:value-type="float">26</meta:user-defined>
  </office:meta>
</office:document-meta>
</file>